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7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13.764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tarting measurement at: Wed Sep 17 20:05:34 201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sk: #1 Setup times: 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Atts in Universe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9">
            <text:p>59</text:p>
          </table:table-cell>
          <table:table-cell office:value-type="string">
            <text:p>milliseconds</text:p>
          </table:table-cell>
          <table:table-cell office:value-type="float" office:value="11.8">
            <text:p>11.8</text:p>
          </table:table-cell>
          <table:table-cell office:value-type="string">
            <text:p>milliseconds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13">
            <text:p>113</text:p>
          </table:table-cell>
          <table:table-cell office:value-type="string">
            <text:p>milliseconds</text:p>
          </table:table-cell>
          <table:table-cell office:value-type="float" office:value="11.3">
            <text:p>11.3</text:p>
          </table:table-cell>
          <table:table-cell office:value-type="string">
            <text:p>milliseconds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527">
            <text:p>527</text:p>
          </table:table-cell>
          <table:table-cell office:value-type="float" office:value="1.054">
            <text:p>1.054</text:p>
          </table:table-cell>
          <table:table-cell office:value-type="string">
            <text:p>seconds</text:p>
          </table:table-cell>
          <table:table-cell office:value-type="float" office:value="10.54">
            <text:p>10.54</text:p>
          </table:table-cell>
          <table:table-cell office:value-type="string">
            <text:p>milliseconds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310">
            <text:p>1310</text:p>
          </table:table-cell>
          <table:table-cell office:value-type="float" office:value="5.24">
            <text:p>5.24</text:p>
          </table:table-cell>
          <table:table-cell office:value-type="string">
            <text:p>seconds</text:p>
          </table:table-cell>
          <table:table-cell office:value-type="float" office:value="10.48">
            <text:p>10.48</text:p>
          </table:table-cell>
          <table:table-cell office:value-type="string">
            <text:p>milliseconds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48">
            <text:p>1048</text:p>
          </table:table-cell>
          <table:table-cell office:value-type="float" office:value="10.48">
            <text:p>10.48</text:p>
          </table:table-cell>
          <table:table-cell office:value-type="string">
            <text:p>seconds</text:p>
          </table:table-cell>
          <table:table-cell office:value-type="float" office:value="10.48">
            <text:p>10.48</text:p>
          </table:table-cell>
          <table:table-cell office:value-type="string">
            <text:p>milliseconds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sk: #2 Encryption times: </text:p>
          </table:table-cell>
          <table:table-cell/>
          <table:table-cell table:style-name="ce1" table:formula="of:=SUM([.C5:.C9])" office:value-type="float" office:value="3057">
            <text:p>3057</text:p>
          </table:table-cell>
          <table:table-cell table:style-name="ce1" table:formula="of:=[.C10]/60" office:value-type="float" office:value="50.95">
            <text:p>50.9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Atts in Ciphertext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ebraic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milliseconds</text:p>
          </table:table-cell>
          <table:table-cell office:value-type="float" office:value="3.2">
            <text:p>3.2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5.6">
            <text:p>15.6</text:p>
          </table:table-cell>
          <table:table-cell office:value-type="string">
            <text:p>milliseconds</text:p>
          </table:table-cell>
          <table:table-cell office:value-type="float" office:value="3.12">
            <text:p>3.12</text:p>
          </table:table-cell>
          <table:table-cell office:value-type="string">
            <text:p>milliseconds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2">
            <text:p>2.2</text:p>
          </table:table-cell>
          <table:table-cell office:value-type="string">
            <text:p>milliseconds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277">
            <text:p>277</text:p>
          </table:table-cell>
          <table:table-cell office:value-type="float" office:value="138.5">
            <text:p>138.5</text:p>
          </table:table-cell>
          <table:table-cell office:value-type="string">
            <text:p>milliseconds</text:p>
          </table:table-cell>
          <table:table-cell office:value-type="float" office:value="1.385">
            <text:p>1.385</text:p>
          </table:table-cell>
          <table:table-cell office:value-type="string">
            <text:p>milliseconds</text:p>
          </table:table-cell>
          <table:table-cell office:value-type="float" office:value="277">
            <text:p>277</text:p>
          </table:table-cell>
          <table:table-cell office:value-type="float" office:value="138.5">
            <text:p>138.5</text:p>
          </table:table-cell>
          <table:table-cell office:value-type="string">
            <text:p>milliseconds</text:p>
          </table:table-cell>
          <table:table-cell office:value-type="float" office:value="1.385">
            <text:p>1.385</text:p>
          </table:table-cell>
          <table:table-cell office:value-type="string">
            <text:p>milliseconds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327">
            <text:p>327</text:p>
          </table:table-cell>
          <table:table-cell office:value-type="float" office:value="654">
            <text:p>654</text:p>
          </table:table-cell>
          <table:table-cell office:value-type="string">
            <text:p>milliseconds</text:p>
          </table:table-cell>
          <table:table-cell office:value-type="float" office:value="1.308">
            <text:p>1.308</text:p>
          </table:table-cell>
          <table:table-cell office:value-type="string">
            <text:p>milliseconds</text:p>
          </table:table-cell>
          <table:table-cell office:value-type="float" office:value="328">
            <text:p>328</text:p>
          </table:table-cell>
          <table:table-cell office:value-type="float" office:value="656">
            <text:p>656</text:p>
          </table:table-cell>
          <table:table-cell office:value-type="string">
            <text:p>milliseconds</text:p>
          </table:table-cell>
          <table:table-cell office:value-type="float" office:value="1.312">
            <text:p>1.312</text:p>
          </table:table-cell>
          <table:table-cell office:value-type="string">
            <text:p>milliseconds</text:p>
          </table:table-cell>
          <table:table-cell table:number-columns-repeated="101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1.3">
            <text:p>1.3</text:p>
          </table:table-cell>
          <table:table-cell office:value-type="string">
            <text:p>seconds</text:p>
          </table:table-cell>
          <table:table-cell office:value-type="float" office:value="1.3">
            <text:p>1.3</text:p>
          </table:table-cell>
          <table:table-cell office:value-type="string">
            <text:p>milliseconds</text:p>
          </table:table-cell>
          <table:table-cell office:value-type="float" office:value="649">
            <text:p>649</text:p>
          </table:table-cell>
          <table:table-cell office:value-type="float" office:value="1.298">
            <text:p>1.298</text:p>
          </table:table-cell>
          <table:table-cell office:value-type="string">
            <text:p>seconds</text:p>
          </table:table-cell>
          <table:table-cell office:value-type="float" office:value="1.298">
            <text:p>1.298</text:p>
          </table:table-cell>
          <table:table-cell office:value-type="string">
            <text:p>milliseconds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Task: #3 Key Generation with Uniform policy:</text:p>
          </table:table-cell>
          <table:table-cell/>
          <table:table-cell table:style-name="ce1" table:formula="of:=SUM([.C12:.C16])" office:value-type="float" office:value="1349">
            <text:p>1349</text:p>
          </table:table-cell>
          <table:table-cell table:style-name="ce1" table:formula="of:=[.C17]/60" office:value-type="float" office:value="22.4833333333333">
            <text:p>22.4833333333</text:p>
          </table:table-cell>
          <table:table-cell table:number-columns-repeated="3"/>
          <table:table-cell table:style-name="ce1" table:formula="of:=SUM([.H12:.H16])" office:value-type="float" office:value="1348">
            <text:p>1348</text:p>
          </table:table-cell>
          <table:table-cell table:style-name="ce1" table:formula="of:=[.H17]/60" office:value-type="float" office:value="22.4666666666667">
            <text:p>22.466666666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0,1,2,3,4,5,6,7))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string">
            <text:p>milliseconds</text:p>
          </table:table-cell>
          <table:table-cell office:value-type="float" office:value="450">
            <text:p>450</text:p>
          </table:table-cell>
          <table:table-cell office:value-type="string">
            <text:p>micro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milliseconds</text:p>
          </table:table-cell>
          <table:table-cell office:value-type="float" office:value="656.25">
            <text:p>656.2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string">
            <text:p>milliseconds</text:p>
          </table:table-cell>
          <table:table-cell office:value-type="float" office:value="484.375">
            <text:p>484.3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milliseconds</text:p>
          </table:table-cell>
          <table:table-cell office:value-type="float" office:value="453.125">
            <text:p>453.125</text:p>
          </table:table-cell>
          <table:table-cell office:value-type="string">
            <text:p>micro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71">
            <text:p>171</text:p>
          </table:table-cell>
          <table:table-cell office:value-type="float" office:value="684">
            <text:p>684</text:p>
          </table:table-cell>
          <table:table-cell office:value-type="string">
            <text:p>milliseconds</text:p>
          </table:table-cell>
          <table:table-cell office:value-type="float" office:value="1.33594">
            <text:p>1.3359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1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  <table:table-cell office:value-type="string">
            <text:p>milliseconds</text:p>
          </table:table-cell>
          <table:table-cell office:value-type="float" office:value="546.875">
            <text:p>546.8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1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476.562">
            <text:p>476.562</text:p>
          </table:table-cell>
          <table:table-cell office:value-type="string">
            <text:p>micro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512">
            <text:p>512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28">
            <text:p>228</text:p>
          </table:table-cell>
          <table:table-cell office:value-type="float" office:value="2.28">
            <text:p>2.28</text:p>
          </table:table-cell>
          <table:table-cell office:value-type="string">
            <text:p>seconds</text:p>
          </table:table-cell>
          <table:table-cell office:value-type="float" office:value="2.22656">
            <text:p>2.2265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1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680">
            <text:p>680</text:p>
          </table:table-cell>
          <table:table-cell office:value-type="string">
            <text:p>milliseconds</text:p>
          </table:table-cell>
          <table:table-cell office:value-type="float" office:value="664.062">
            <text:p>664.062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1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490">
            <text:p>490</text:p>
          </table:table-cell>
          <table:table-cell office:value-type="string">
            <text:p>milliseconds</text:p>
          </table:table-cell>
          <table:table-cell office:value-type="float" office:value="478.516">
            <text:p>478.516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101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" table:formula="of:=SUM([.F19:.F37])" office:value-type="float" office:value="907">
            <text:p>907</text:p>
          </table:table-cell>
          <table:table-cell table:style-name="ce1" table:formula="of:=[.F38]/60" office:value-type="float" office:value="15.1166666666667">
            <text:p>15.116666666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sk: #3 Key Generation with Linear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float" office:value="450">
            <text:p>450</text:p>
          </table:table-cell>
          <table:table-cell office:value-type="string">
            <text:p>microseconds</text:p>
          </table:table-cell>
          <table:table-cell office:value-type="string">
            <text:p>OR(AND(0),AND(1,2,3))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office:value-type="string">
            <text:p>milliseconds</text:p>
          </table:table-cell>
          <table:table-cell office:value-type="float" office:value="485.714">
            <text:p>485.714</text:p>
          </table:table-cell>
          <table:table-cell office:value-type="string">
            <text:p>microseconds</text:p>
          </table:table-cell>
          <table:table-cell office:value-type="string">
            <text:p>OR(AND(0),AND(1,2,3,4,5,6)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microseconds</text:p>
          </table:table-cell>
          <table:table-cell office:value-type="float" office:value="400">
            <text:p>400</text:p>
          </table:table-cell>
          <table:table-cell office:value-type="string">
            <text:p>microseconds</text:p>
          </table:table-cell>
          <table:table-cell office:value-type="string">
            <text:p>OR(AND(0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480">
            <text:p>480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22">
            <text:p>22</text:p>
          </table:table-cell>
          <table:table-cell office:value-type="float" office:value="8.8">
            <text:p>8.8</text:p>
          </table:table-cell>
          <table:table-cell office:value-type="string">
            <text:p>milliseconds</text:p>
          </table:table-cell>
          <table:table-cell office:value-type="float" office:value="488.889">
            <text:p>488.889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33">
            <text:p>33</text:p>
          </table:table-cell>
          <table:table-cell office:value-type="float" office:value="13.2">
            <text:p>13.2</text:p>
          </table:table-cell>
          <table:table-cell office:value-type="string">
            <text:p>milliseconds</text:p>
          </table:table-cell>
          <table:table-cell office:value-type="float" office:value="488.889">
            <text:p>488.889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milliseconds</text:p>
          </table:table-cell>
          <table:table-cell office:value-type="float" office:value="479.339">
            <text:p>479.339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milliseconds</text:p>
          </table:table-cell>
          <table:table-cell office:value-type="float" office:value="482.143">
            <text:p>482.143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string">
            <text:p>milliseconds</text:p>
          </table:table-cell>
          <table:table-cell office:value-type="float" office:value="492.063">
            <text:p>492.063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504.132">
            <text:p>504.132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101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office:value-type="string">
            <text:p>milliseconds</text:p>
          </table:table-cell>
          <table:table-cell office:value-type="float" office:value="528.785">
            <text:p>528.785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101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541.02">
            <text:p>541.02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520">
            <text:p>520</text:p>
          </table:table-cell>
          <table:table-cell office:value-type="string">
            <text:p>milliseconds</text:p>
          </table:table-cell>
          <table:table-cell office:value-type="float" office:value="507.812">
            <text:p>507.812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13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540">
            <text:p>540</text:p>
          </table:table-cell>
          <table:table-cell office:value-type="string">
            <text:p>milliseconds</text:p>
          </table:table-cell>
          <table:table-cell office:value-type="float" office:value="556.701">
            <text:p>556.701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1013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570">
            <text:p>570</text:p>
          </table:table-cell>
          <table:table-cell office:value-type="string">
            <text:p>milliseconds</text:p>
          </table:table-cell>
          <table:table-cell office:value-type="float" office:value="584.016">
            <text:p>584.016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" table:formula="of:=SUM([.F41:.F59])" office:value-type="float" office:value="547">
            <text:p>547</text:p>
          </table:table-cell>
          <table:table-cell table:style-name="ce1" table:formula="of:=[.F60]/60" office:value-type="float" office:value="9.11666666666667">
            <text:p>9.116666666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sk: #3 Key Generation with Exponential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string">
            <text:p>milliseconds</text:p>
          </table:table-cell>
          <table:table-cell office:value-type="float" office:value="457.143">
            <text:p>457.143</text:p>
          </table:table-cell>
          <table:table-cell office:value-type="string">
            <text:p>microseconds</text:p>
          </table:table-cell>
          <table:table-cell office:value-type="string">
            <text:p>OR(AND(0),AND(1,2),AND(3,4,5,6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477.419">
            <text:p>477.419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milliseconds</text:p>
          </table:table-cell>
          <table:table-cell office:value-type="float" office:value="519.685">
            <text:p>519.685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95">
            <text:p>95</text:p>
          </table:table-cell>
          <table:table-cell office:value-type="float" office:value="380">
            <text:p>380</text:p>
          </table:table-cell>
          <table:table-cell office:value-type="string">
            <text:p>milliseconds</text:p>
          </table:table-cell>
          <table:table-cell office:value-type="float" office:value="743.64">
            <text:p>743.64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1.07">
            <text:p>1.07</text:p>
          </table:table-cell>
          <table:table-cell office:value-type="string">
            <text:p>seconds</text:p>
          </table:table-cell>
          <table:table-cell office:value-type="float" office:value="1.04594">
            <text:p>1.04594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" table:formula="of:=SUM([.F63:.F71])" office:value-type="float" office:value="288">
            <text:p>288</text:p>
          </table:table-cell>
          <table:table-cell table:style-name="ce1" table:formula="of:=[.F72]/60" office:value-type="float" office:value="4.8">
            <text:p>4.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sk: #3 Key Generation with Inverse Linear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office:value-type="string">
            <text:p>milliseconds</text:p>
          </table:table-cell>
          <table:table-cell office:value-type="float" office:value="450">
            <text:p>450</text:p>
          </table:table-cell>
          <table:table-cell office:value-type="string">
            <text:p>microseconds</text:p>
          </table:table-cell>
          <table:table-cell office:value-type="string">
            <text:p>OR(AND(6,5,4),AND(7))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office:value-type="string">
            <text:p>milliseconds</text:p>
          </table:table-cell>
          <table:table-cell office:value-type="float" office:value="485.714">
            <text:p>485.714</text:p>
          </table:table-cell>
          <table:table-cell office:value-type="string">
            <text:p>microseconds</text:p>
          </table:table-cell>
          <table:table-cell office:value-type="string">
            <text:p>OR(AND(6,5,4,3,2,1),AND(7)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microseconds</text:p>
          </table:table-cell>
          <table:table-cell office:value-type="float" office:value="400">
            <text:p>400</text:p>
          </table:table-cell>
          <table:table-cell office:value-type="string">
            <text:p>microseconds</text:p>
          </table:table-cell>
          <table:table-cell office:value-type="string">
            <text:p>OR(AND(7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9">
            <text:p>29</text:p>
          </table:table-cell>
          <table:table-cell office:value-type="float" office:value="11.6">
            <text:p>11.6</text:p>
          </table:table-cell>
          <table:table-cell office:value-type="string">
            <text:p>milliseconds</text:p>
          </table:table-cell>
          <table:table-cell office:value-type="float" office:value="464">
            <text:p>464</text:p>
          </table:table-cell>
          <table:table-cell office:value-type="string">
            <text:p>micro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22">
            <text:p>22</text:p>
          </table:table-cell>
          <table:table-cell office:value-type="float" office:value="8.8">
            <text:p>8.8</text:p>
          </table:table-cell>
          <table:table-cell office:value-type="string">
            <text:p>milliseconds</text:p>
          </table:table-cell>
          <table:table-cell office:value-type="float" office:value="488.889">
            <text:p>488.889</text:p>
          </table:table-cell>
          <table:table-cell office:value-type="string">
            <text:p>micro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33">
            <text:p>33</text:p>
          </table:table-cell>
          <table:table-cell office:value-type="float" office:value="13.2">
            <text:p>13.2</text:p>
          </table:table-cell>
          <table:table-cell office:value-type="string">
            <text:p>milliseconds</text:p>
          </table:table-cell>
          <table:table-cell office:value-type="float" office:value="488.889">
            <text:p>488.889</text:p>
          </table:table-cell>
          <table:table-cell office:value-type="string">
            <text:p>micro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milliseconds</text:p>
          </table:table-cell>
          <table:table-cell office:value-type="float" office:value="479.339">
            <text:p>479.339</text:p>
          </table:table-cell>
          <table:table-cell office:value-type="string">
            <text:p>micro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string">
            <text:p>milliseconds</text:p>
          </table:table-cell>
          <table:table-cell office:value-type="float" office:value="507.937">
            <text:p>507.937</text:p>
          </table:table-cell>
          <table:table-cell office:value-type="string">
            <text:p>micro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495.868">
            <text:p>495.868</text:p>
          </table:table-cell>
          <table:table-cell office:value-type="string">
            <text:p>micro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101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520.256">
            <text:p>520.256</text:p>
          </table:table-cell>
          <table:table-cell office:value-type="string">
            <text:p>micro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101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541.02">
            <text:p>541.02</text:p>
          </table:table-cell>
          <table:table-cell office:value-type="string">
            <text:p>micro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530">
            <text:p>530</text:p>
          </table:table-cell>
          <table:table-cell office:value-type="string">
            <text:p>milliseconds</text:p>
          </table:table-cell>
          <table:table-cell office:value-type="float" office:value="517.578">
            <text:p>517.578</text:p>
          </table:table-cell>
          <table:table-cell office:value-type="string">
            <text:p>micro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1013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540">
            <text:p>540</text:p>
          </table:table-cell>
          <table:table-cell office:value-type="string">
            <text:p>milliseconds</text:p>
          </table:table-cell>
          <table:table-cell office:value-type="float" office:value="556.701">
            <text:p>556.701</text:p>
          </table:table-cell>
          <table:table-cell office:value-type="string">
            <text:p>micro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1013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570">
            <text:p>570</text:p>
          </table:table-cell>
          <table:table-cell office:value-type="string">
            <text:p>milliseconds</text:p>
          </table:table-cell>
          <table:table-cell office:value-type="float" office:value="584.016">
            <text:p>584.016</text:p>
          </table:table-cell>
          <table:table-cell office:value-type="string">
            <text:p>micro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" table:formula="of:=SUM([.F75:.F93])" office:value-type="float" office:value="547">
            <text:p>547</text:p>
          </table:table-cell>
          <table:table-cell table:style-name="ce1" table:formula="of:=[.F94]/60" office:value-type="float" office:value="9.11666666666667">
            <text:p>9.116666666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sk: #3 Key Generation with Inverse Exponential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office:value-type="string">
            <text:p>milliseconds</text:p>
          </table:table-cell>
          <table:table-cell office:value-type="float" office:value="485.714">
            <text:p>485.714</text:p>
          </table:table-cell>
          <table:table-cell office:value-type="string">
            <text:p>microseconds</text:p>
          </table:table-cell>
          <table:table-cell office:value-type="string">
            <text:p>OR(AND(4,3,2,1),AND(6,5),AND(7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477.419">
            <text:p>477.419</text:p>
          </table:table-cell>
          <table:table-cell office:value-type="string">
            <text:p>micro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milliseconds</text:p>
          </table:table-cell>
          <table:table-cell office:value-type="float" office:value="519.685">
            <text:p>519.685</text:p>
          </table:table-cell>
          <table:table-cell office:value-type="string">
            <text:p>micro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94">
            <text:p>94</text:p>
          </table:table-cell>
          <table:table-cell office:value-type="float" office:value="376">
            <text:p>376</text:p>
          </table:table-cell>
          <table:table-cell office:value-type="string">
            <text:p>milliseconds</text:p>
          </table:table-cell>
          <table:table-cell office:value-type="float" office:value="735.812">
            <text:p>735.812</text:p>
          </table:table-cell>
          <table:table-cell office:value-type="string">
            <text:p>micro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.06">
            <text:p>1.06</text:p>
          </table:table-cell>
          <table:table-cell office:value-type="string">
            <text:p>seconds</text:p>
          </table:table-cell>
          <table:table-cell office:value-type="float" office:value="1.03617">
            <text:p>1.03617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" table:formula="of:=SUM([.F97:.F105])" office:value-type="float" office:value="287">
            <text:p>287</text:p>
          </table:table-cell>
          <table:table-cell table:style-name="ce1" table:formula="of:=[.F106]/60" office:value-type="float" office:value="4.78333333333333">
            <text:p>4.78333333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sk: #4 Decryption with Uniform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1.4844">
            <text:p>21.4844</text:p>
          </table:table-cell>
          <table:table-cell office:value-type="string">
            <text:p>milliseconds</text:p>
          </table:table-cell>
          <table:table-cell office:value-type="float" office:value="2.68555">
            <text:p>2.68555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1.4844">
            <text:p>21.4844</text:p>
          </table:table-cell>
          <table:table-cell office:value-type="string">
            <text:p>milliseconds</text:p>
          </table:table-cell>
          <table:table-cell office:value-type="float" office:value="2.68555">
            <text:p>2.68555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21.9727">
            <text:p>21.9727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4">
            <text:p>84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5">
            <text:p>85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85">
            <text:p>85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float" office:value="5.18799">
            <text:p>5.18799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4">
            <text:p>84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4">
            <text:p>84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4">
            <text:p>84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5.12695">
            <text:p>5.12695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41">
            <text:p>41</text:p>
          </table:table-cell>
          <table:table-cell office:value-type="float" office:value="80.0781">
            <text:p>80.0781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80.0781">
            <text:p>80.0781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41">
            <text:p>41</text:p>
          </table:table-cell>
          <table:table-cell office:value-type="float" office:value="80.0781">
            <text:p>80.0781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82.0312">
            <text:p>82.0312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41">
            <text:p>41</text:p>
          </table:table-cell>
          <table:table-cell office:value-type="float" office:value="80.0781">
            <text:p>80.0781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82.0312">
            <text:p>82.0312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41">
            <text:p>41</text:p>
          </table:table-cell>
          <table:table-cell office:value-type="float" office:value="80.0781">
            <text:p>80.0781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80.0781">
            <text:p>80.0781</text:p>
          </table:table-cell>
          <table:table-cell office:value-type="string">
            <text:p>milliseconds</text:p>
          </table:table-cell>
          <table:table-cell office:value-type="float" office:value="2.50244">
            <text:p>2.5024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12.4512">
            <text:p>12.4512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375">
            <text:p>375</text:p>
          </table:table-cell>
          <table:table-cell office:value-type="string">
            <text:p>milliseconds</text:p>
          </table:table-cell>
          <table:table-cell office:value-type="float" office:value="2.92969">
            <text:p>2.92969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382.812">
            <text:p>382.812</text:p>
          </table:table-cell>
          <table:table-cell office:value-type="string">
            <text:p>milliseconds</text:p>
          </table:table-cell>
          <table:table-cell office:value-type="float" office:value="2.99072">
            <text:p>2.9907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375">
            <text:p>375</text:p>
          </table:table-cell>
          <table:table-cell office:value-type="string">
            <text:p>milliseconds</text:p>
          </table:table-cell>
          <table:table-cell office:value-type="float" office:value="2.92969">
            <text:p>2.92969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382.812">
            <text:p>382.812</text:p>
          </table:table-cell>
          <table:table-cell office:value-type="string">
            <text:p>milliseconds</text:p>
          </table:table-cell>
          <table:table-cell office:value-type="float" office:value="2.99072">
            <text:p>2.9907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382.812">
            <text:p>382.812</text:p>
          </table:table-cell>
          <table:table-cell office:value-type="string">
            <text:p>milliseconds</text:p>
          </table:table-cell>
          <table:table-cell office:value-type="float" office:value="2.99072">
            <text:p>2.9907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375">
            <text:p>375</text:p>
          </table:table-cell>
          <table:table-cell office:value-type="string">
            <text:p>milliseconds</text:p>
          </table:table-cell>
          <table:table-cell office:value-type="float" office:value="2.92969">
            <text:p>2.9296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3">
            <text:p>43</text:p>
          </table:table-cell>
          <table:table-cell office:value-type="float" office:value="41.9922">
            <text:p>41.9922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41.0156">
            <text:p>41.0156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3">
            <text:p>43</text:p>
          </table:table-cell>
          <table:table-cell office:value-type="float" office:value="41.9922">
            <text:p>41.9922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41.0156">
            <text:p>41.0156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2">
            <text:p>42</text:p>
          </table:table-cell>
          <table:table-cell office:value-type="float" office:value="41.0156">
            <text:p>41.0156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41.9922">
            <text:p>41.9922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2">
            <text:p>42</text:p>
          </table:table-cell>
          <table:table-cell office:value-type="float" office:value="41.0156">
            <text:p>41.0156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41.0156">
            <text:p>41.0156</text:p>
          </table:table-cell>
          <table:table-cell office:value-type="string">
            <text:p>milliseconds</text:p>
          </table:table-cell>
          <table:table-cell office:value-type="float" office:value="2.56348">
            <text:p>2.56348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7.8125">
            <text:p>7.8125</text:p>
          </table:table-cell>
          <table:table-cell office:value-type="string">
            <text:p>milliseconds</text:p>
          </table:table-cell>
          <table:table-cell office:value-type="float" office:value="3.90625">
            <text:p>3.90625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7.8125">
            <text:p>7.8125</text:p>
          </table:table-cell>
          <table:table-cell office:value-type="string">
            <text:p>milliseconds</text:p>
          </table:table-cell>
          <table:table-cell office:value-type="float" office:value="3.90625">
            <text:p>3.9062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6">
            <text:p>66</text:p>
          </table:table-cell>
          <table:table-cell office:value-type="float" office:value="8.05664">
            <text:p>8.05664</text:p>
          </table:table-cell>
          <table:table-cell office:value-type="string">
            <text:p>milliseconds</text:p>
          </table:table-cell>
          <table:table-cell office:value-type="float" office:value="4.02832">
            <text:p>4.02832</text:p>
          </table:table-cell>
          <table:table-cell office:value-type="string">
            <text:p>milliseconds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5">
            <text:p>65</text:p>
          </table:table-cell>
          <table:table-cell office:value-type="float" office:value="7.93457">
            <text:p>7.93457</text:p>
          </table:table-cell>
          <table:table-cell office:value-type="string">
            <text:p>milliseconds</text:p>
          </table:table-cell>
          <table:table-cell office:value-type="float" office:value="3.96729">
            <text:p>3.96729</text:p>
          </table:table-cell>
          <table:table-cell office:value-type="string">
            <text:p>milliseconds</text:p>
          </table:table-cell>
          <table:table-cell office:value-type="float" office:value="66">
            <text:p>66</text:p>
          </table:table-cell>
          <table:table-cell office:value-type="float" office:value="8.05664">
            <text:p>8.05664</text:p>
          </table:table-cell>
          <table:table-cell office:value-type="string">
            <text:p>milliseconds</text:p>
          </table:table-cell>
          <table:table-cell office:value-type="float" office:value="4.02832">
            <text:p>4.02832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6">
            <text:p>66</text:p>
          </table:table-cell>
          <table:table-cell office:value-type="float" office:value="8.05664">
            <text:p>8.05664</text:p>
          </table:table-cell>
          <table:table-cell office:value-type="string">
            <text:p>milliseconds</text:p>
          </table:table-cell>
          <table:table-cell office:value-type="float" office:value="4.02832">
            <text:p>4.02832</text:p>
          </table:table-cell>
          <table:table-cell office:value-type="string">
            <text:p>milliseconds</text:p>
          </table:table-cell>
          <table:table-cell office:value-type="float" office:value="66">
            <text:p>66</text:p>
          </table:table-cell>
          <table:table-cell office:value-type="float" office:value="8.05664">
            <text:p>8.05664</text:p>
          </table:table-cell>
          <table:table-cell office:value-type="string">
            <text:p>milliseconds</text:p>
          </table:table-cell>
          <table:table-cell office:value-type="float" office:value="4.02832">
            <text:p>4.02832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7.8125">
            <text:p>7.8125</text:p>
          </table:table-cell>
          <table:table-cell office:value-type="string">
            <text:p>milliseconds</text:p>
          </table:table-cell>
          <table:table-cell office:value-type="float" office:value="3.90625">
            <text:p>3.90625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7.8125">
            <text:p>7.8125</text:p>
          </table:table-cell>
          <table:table-cell office:value-type="string">
            <text:p>milliseconds</text:p>
          </table:table-cell>
          <table:table-cell office:value-type="float" office:value="3.90625">
            <text:p>3.9062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2.125">
            <text:p>2.125</text:p>
          </table:table-cell>
          <table:table-cell office:value-type="string">
            <text:p>seconds</text:p>
          </table:table-cell>
          <table:table-cell office:value-type="float" office:value="4.15039">
            <text:p>4.15039</text:p>
          </table:table-cell>
          <table:table-cell office:value-type="string">
            <text:p>milliseconds</text:p>
          </table:table-cell>
          <table:table-cell office:value-type="float" office:value="135">
            <text:p>135</text:p>
          </table:table-cell>
          <table:table-cell office:value-type="float" office:value="2.10938">
            <text:p>2.10938</text:p>
          </table:table-cell>
          <table:table-cell office:value-type="string">
            <text:p>seconds</text:p>
          </table:table-cell>
          <table:table-cell office:value-type="float" office:value="4.11987">
            <text:p>4.11987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2.125">
            <text:p>2.125</text:p>
          </table:table-cell>
          <table:table-cell office:value-type="string">
            <text:p>seconds</text:p>
          </table:table-cell>
          <table:table-cell office:value-type="float" office:value="4.15039">
            <text:p>4.15039</text:p>
          </table:table-cell>
          <table:table-cell office:value-type="string">
            <text:p>milliseconds</text:p>
          </table:table-cell>
          <table:table-cell office:value-type="float" office:value="136">
            <text:p>136</text:p>
          </table:table-cell>
          <table:table-cell office:value-type="float" office:value="2.125">
            <text:p>2.125</text:p>
          </table:table-cell>
          <table:table-cell office:value-type="string">
            <text:p>seconds</text:p>
          </table:table-cell>
          <table:table-cell office:value-type="float" office:value="4.15039">
            <text:p>4.1503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7">
            <text:p>87</text:p>
          </table:table-cell>
          <table:table-cell office:value-type="float" office:value="169.922">
            <text:p>169.922</text:p>
          </table:table-cell>
          <table:table-cell office:value-type="string">
            <text:p>milliseconds</text:p>
          </table:table-cell>
          <table:table-cell office:value-type="float" office:value="2.65503">
            <text:p>2.65503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169.922">
            <text:p>169.922</text:p>
          </table:table-cell>
          <table:table-cell office:value-type="string">
            <text:p>milliseconds</text:p>
          </table:table-cell>
          <table:table-cell office:value-type="float" office:value="2.65503">
            <text:p>2.6550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8">
            <text:p>88</text:p>
          </table:table-cell>
          <table:table-cell office:value-type="float" office:value="171.875">
            <text:p>171.875</text:p>
          </table:table-cell>
          <table:table-cell office:value-type="string">
            <text:p>milliseconds</text:p>
          </table:table-cell>
          <table:table-cell office:value-type="float" office:value="2.68555">
            <text:p>2.68555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169.922">
            <text:p>169.922</text:p>
          </table:table-cell>
          <table:table-cell office:value-type="string">
            <text:p>milliseconds</text:p>
          </table:table-cell>
          <table:table-cell office:value-type="float" office:value="2.65503">
            <text:p>2.6550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6">
            <text:p>86</text:p>
          </table:table-cell>
          <table:table-cell office:value-type="float" office:value="167.969">
            <text:p>167.969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167.969">
            <text:p>167.969</text:p>
          </table:table-cell>
          <table:table-cell office:value-type="string">
            <text:p>milliseconds</text:p>
          </table:table-cell>
          <table:table-cell office:value-type="float" office:value="2.62451">
            <text:p>2.6245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93">
            <text:p>93</text:p>
          </table:table-cell>
          <table:table-cell office:value-type="float" office:value="22.7051">
            <text:p>22.7051</text:p>
          </table:table-cell>
          <table:table-cell office:value-type="string">
            <text:p>milliseconds</text:p>
          </table:table-cell>
          <table:table-cell office:value-type="float" office:value="2.83813">
            <text:p>2.83813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22.7051">
            <text:p>22.7051</text:p>
          </table:table-cell>
          <table:table-cell office:value-type="string">
            <text:p>milliseconds</text:p>
          </table:table-cell>
          <table:table-cell office:value-type="float" office:value="2.83813">
            <text:p>2.83813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95">
            <text:p>95</text:p>
          </table:table-cell>
          <table:table-cell office:value-type="float" office:value="23.1934">
            <text:p>23.1934</text:p>
          </table:table-cell>
          <table:table-cell office:value-type="string">
            <text:p>milliseconds</text:p>
          </table:table-cell>
          <table:table-cell office:value-type="float" office:value="2.89917">
            <text:p>2.89917</text:p>
          </table:table-cell>
          <table:table-cell office:value-type="string">
            <text:p>milliseconds</text:p>
          </table:table-cell>
          <table:table-cell office:value-type="float" office:value="95">
            <text:p>95</text:p>
          </table:table-cell>
          <table:table-cell office:value-type="float" office:value="23.1934">
            <text:p>23.1934</text:p>
          </table:table-cell>
          <table:table-cell office:value-type="string">
            <text:p>milliseconds</text:p>
          </table:table-cell>
          <table:table-cell office:value-type="float" office:value="2.89917">
            <text:p>2.89917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24.4141">
            <text:p>24.4141</text:p>
          </table:table-cell>
          <table:table-cell office:value-type="string">
            <text:p>milliseconds</text:p>
          </table:table-cell>
          <table:table-cell office:value-type="float" office:value="3.05176">
            <text:p>3.05176</text:p>
          </table:table-cell>
          <table:table-cell office:value-type="string">
            <text:p>milliseconds</text:p>
          </table:table-cell>
          <table:table-cell office:value-type="float" office:value="99">
            <text:p>99</text:p>
          </table:table-cell>
          <table:table-cell office:value-type="float" office:value="24.1699">
            <text:p>24.1699</text:p>
          </table:table-cell>
          <table:table-cell office:value-type="string">
            <text:p>milliseconds</text:p>
          </table:table-cell>
          <table:table-cell office:value-type="float" office:value="3.02124">
            <text:p>3.02124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05">
            <text:p>105</text:p>
          </table:table-cell>
          <table:table-cell office:value-type="float" office:value="25.6348">
            <text:p>25.6348</text:p>
          </table:table-cell>
          <table:table-cell office:value-type="string">
            <text:p>milliseconds</text:p>
          </table:table-cell>
          <table:table-cell office:value-type="float" office:value="3.20435">
            <text:p>3.20435</text:p>
          </table:table-cell>
          <table:table-cell office:value-type="string">
            <text:p>milliseconds</text:p>
          </table:table-cell>
          <table:table-cell office:value-type="float" office:value="105">
            <text:p>105</text:p>
          </table:table-cell>
          <table:table-cell office:value-type="float" office:value="25.6348">
            <text:p>25.6348</text:p>
          </table:table-cell>
          <table:table-cell office:value-type="string">
            <text:p>milliseconds</text:p>
          </table:table-cell>
          <table:table-cell office:value-type="float" office:value="3.20435">
            <text:p>3.20435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94">
            <text:p>94</text:p>
          </table:table-cell>
          <table:table-cell office:value-type="float" office:value="22.9492">
            <text:p>22.9492</text:p>
          </table:table-cell>
          <table:table-cell office:value-type="string">
            <text:p>milliseconds</text:p>
          </table:table-cell>
          <table:table-cell office:value-type="float" office:value="2.86865">
            <text:p>2.86865</text:p>
          </table:table-cell>
          <table:table-cell office:value-type="string">
            <text:p>milliseconds</text:p>
          </table:table-cell>
          <table:table-cell office:value-type="float" office:value="93">
            <text:p>93</text:p>
          </table:table-cell>
          <table:table-cell office:value-type="float" office:value="22.7051">
            <text:p>22.7051</text:p>
          </table:table-cell>
          <table:table-cell office:value-type="string">
            <text:p>milliseconds</text:p>
          </table:table-cell>
          <table:table-cell office:value-type="float" office:value="2.83813">
            <text:p>2.83813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16">
            <text:p>216</text:p>
          </table:table-cell>
          <table:table-cell office:value-type="float" office:value="6.5918">
            <text:p>6.5918</text:p>
          </table:table-cell>
          <table:table-cell office:value-type="string">
            <text:p>milliseconds</text:p>
          </table:table-cell>
          <table:table-cell office:value-type="float" office:value="6.5918">
            <text:p>6.5918</text:p>
          </table:table-cell>
          <table:table-cell office:value-type="string">
            <text:p>milliseconds</text:p>
          </table:table-cell>
          <table:table-cell office:value-type="float" office:value="218">
            <text:p>218</text:p>
          </table:table-cell>
          <table:table-cell office:value-type="float" office:value="6.65283">
            <text:p>6.65283</text:p>
          </table:table-cell>
          <table:table-cell office:value-type="string">
            <text:p>milliseconds</text:p>
          </table:table-cell>
          <table:table-cell office:value-type="float" office:value="6.65283">
            <text:p>6.65283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40">
            <text:p>24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241">
            <text:p>241</text:p>
          </table:table-cell>
          <table:table-cell office:value-type="float" office:value="7.35474">
            <text:p>7.35474</text:p>
          </table:table-cell>
          <table:table-cell office:value-type="string">
            <text:p>milliseconds</text:p>
          </table:table-cell>
          <table:table-cell office:value-type="float" office:value="7.35474">
            <text:p>7.35474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96">
            <text:p>296</text:p>
          </table:table-cell>
          <table:table-cell office:value-type="float" office:value="9.0332">
            <text:p>9.0332</text:p>
          </table:table-cell>
          <table:table-cell office:value-type="string">
            <text:p>milliseconds</text:p>
          </table:table-cell>
          <table:table-cell office:value-type="float" office:value="9.0332">
            <text:p>9.0332</text:p>
          </table:table-cell>
          <table:table-cell office:value-type="string">
            <text:p>milliseconds</text:p>
          </table:table-cell>
          <table:table-cell office:value-type="float" office:value="297">
            <text:p>297</text:p>
          </table:table-cell>
          <table:table-cell office:value-type="float" office:value="9.06372">
            <text:p>9.06372</text:p>
          </table:table-cell>
          <table:table-cell office:value-type="string">
            <text:p>milliseconds</text:p>
          </table:table-cell>
          <table:table-cell office:value-type="float" office:value="9.06372">
            <text:p>9.0637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58">
            <text:p>358</text:p>
          </table:table-cell>
          <table:table-cell office:value-type="float" office:value="10.9253">
            <text:p>10.9253</text:p>
          </table:table-cell>
          <table:table-cell office:value-type="string">
            <text:p>milliseconds</text:p>
          </table:table-cell>
          <table:table-cell office:value-type="float" office:value="10.9253">
            <text:p>10.9253</text:p>
          </table:table-cell>
          <table:table-cell office:value-type="string">
            <text:p>milliseconds</text:p>
          </table:table-cell>
          <table:table-cell office:value-type="float" office:value="358">
            <text:p>358</text:p>
          </table:table-cell>
          <table:table-cell office:value-type="float" office:value="10.9253">
            <text:p>10.9253</text:p>
          </table:table-cell>
          <table:table-cell office:value-type="string">
            <text:p>milliseconds</text:p>
          </table:table-cell>
          <table:table-cell office:value-type="float" office:value="10.9253">
            <text:p>10.9253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05">
            <text:p>205</text:p>
          </table:table-cell>
          <table:table-cell office:value-type="float" office:value="6.2561">
            <text:p>6.2561</text:p>
          </table:table-cell>
          <table:table-cell office:value-type="string">
            <text:p>milliseconds</text:p>
          </table:table-cell>
          <table:table-cell office:value-type="float" office:value="6.2561">
            <text:p>6.2561</text:p>
          </table:table-cell>
          <table:table-cell office:value-type="string">
            <text:p>milliseconds</text:p>
          </table:table-cell>
          <table:table-cell office:value-type="float" office:value="206">
            <text:p>206</text:p>
          </table:table-cell>
          <table:table-cell office:value-type="float" office:value="6.28662">
            <text:p>6.28662</text:p>
          </table:table-cell>
          <table:table-cell office:value-type="string">
            <text:p>milliseconds</text:p>
          </table:table-cell>
          <table:table-cell office:value-type="float" office:value="6.28662">
            <text:p>6.2866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3"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64">
            <text:p>364</text:p>
          </table:table-cell>
          <table:table-cell office:value-type="float" office:value="5.6875">
            <text:p>5.6875</text:p>
          </table:table-cell>
          <table:table-cell office:value-type="string">
            <text:p>seconds</text:p>
          </table:table-cell>
          <table:table-cell office:value-type="float" office:value="5.5542">
            <text:p>5.5542</text:p>
          </table:table-cell>
          <table:table-cell office:value-type="string">
            <text:p>milliseconds</text:p>
          </table:table-cell>
          <table:table-cell office:value-type="float" office:value="364">
            <text:p>364</text:p>
          </table:table-cell>
          <table:table-cell office:value-type="float" office:value="5.6875">
            <text:p>5.6875</text:p>
          </table:table-cell>
          <table:table-cell office:value-type="string">
            <text:p>seconds</text:p>
          </table:table-cell>
          <table:table-cell office:value-type="float" office:value="5.5542">
            <text:p>5.554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97">
            <text:p>197</text:p>
          </table:table-cell>
          <table:table-cell office:value-type="float" office:value="384.766">
            <text:p>384.766</text:p>
          </table:table-cell>
          <table:table-cell office:value-type="string">
            <text:p>milliseconds</text:p>
          </table:table-cell>
          <table:table-cell office:value-type="float" office:value="3.00598">
            <text:p>3.00598</text:p>
          </table:table-cell>
          <table:table-cell office:value-type="string">
            <text:p>milliseconds</text:p>
          </table:table-cell>
          <table:table-cell office:value-type="float" office:value="198">
            <text:p>198</text:p>
          </table:table-cell>
          <table:table-cell office:value-type="float" office:value="386.719">
            <text:p>386.719</text:p>
          </table:table-cell>
          <table:table-cell office:value-type="string">
            <text:p>milliseconds</text:p>
          </table:table-cell>
          <table:table-cell office:value-type="float" office:value="3.02124">
            <text:p>3.0212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203">
            <text:p>203</text:p>
          </table:table-cell>
          <table:table-cell office:value-type="float" office:value="396.484">
            <text:p>396.484</text:p>
          </table:table-cell>
          <table:table-cell office:value-type="string">
            <text:p>milliseconds</text:p>
          </table:table-cell>
          <table:table-cell office:value-type="float" office:value="3.09753">
            <text:p>3.09753</text:p>
          </table:table-cell>
          <table:table-cell office:value-type="string">
            <text:p>milliseconds</text:p>
          </table:table-cell>
          <table:table-cell office:value-type="float" office:value="204">
            <text:p>204</text:p>
          </table:table-cell>
          <table:table-cell office:value-type="float" office:value="398.438">
            <text:p>398.438</text:p>
          </table:table-cell>
          <table:table-cell office:value-type="string">
            <text:p>milliseconds</text:p>
          </table:table-cell>
          <table:table-cell office:value-type="float" office:value="3.11279">
            <text:p>3.1127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98">
            <text:p>198</text:p>
          </table:table-cell>
          <table:table-cell office:value-type="float" office:value="386.719">
            <text:p>386.719</text:p>
          </table:table-cell>
          <table:table-cell office:value-type="string">
            <text:p>milliseconds</text:p>
          </table:table-cell>
          <table:table-cell office:value-type="float" office:value="3.02124">
            <text:p>3.02124</text:p>
          </table:table-cell>
          <table:table-cell office:value-type="string">
            <text:p>milliseconds</text:p>
          </table:table-cell>
          <table:table-cell office:value-type="float" office:value="198">
            <text:p>198</text:p>
          </table:table-cell>
          <table:table-cell office:value-type="float" office:value="386.719">
            <text:p>386.719</text:p>
          </table:table-cell>
          <table:table-cell office:value-type="string">
            <text:p>milliseconds</text:p>
          </table:table-cell>
          <table:table-cell office:value-type="float" office:value="3.02124">
            <text:p>3.02124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78">
            <text:p>178</text:p>
          </table:table-cell>
          <table:table-cell office:value-type="float" office:value="43.457">
            <text:p>43.457</text:p>
          </table:table-cell>
          <table:table-cell office:value-type="string">
            <text:p>milliseconds</text:p>
          </table:table-cell>
          <table:table-cell office:value-type="float" office:value="2.71606">
            <text:p>2.71606</text:p>
          </table:table-cell>
          <table:table-cell office:value-type="string">
            <text:p>milliseconds</text:p>
          </table:table-cell>
          <table:table-cell office:value-type="float" office:value="179">
            <text:p>179</text:p>
          </table:table-cell>
          <table:table-cell office:value-type="float" office:value="43.7012">
            <text:p>43.7012</text:p>
          </table:table-cell>
          <table:table-cell office:value-type="string">
            <text:p>milliseconds</text:p>
          </table:table-cell>
          <table:table-cell office:value-type="float" office:value="2.73132">
            <text:p>2.7313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87">
            <text:p>187</text:p>
          </table:table-cell>
          <table:table-cell office:value-type="float" office:value="45.6543">
            <text:p>45.6543</text:p>
          </table:table-cell>
          <table:table-cell office:value-type="string">
            <text:p>milliseconds</text:p>
          </table:table-cell>
          <table:table-cell office:value-type="float" office:value="2.85339">
            <text:p>2.85339</text:p>
          </table:table-cell>
          <table:table-cell office:value-type="string">
            <text:p>milliseconds</text:p>
          </table:table-cell>
          <table:table-cell office:value-type="float" office:value="187">
            <text:p>187</text:p>
          </table:table-cell>
          <table:table-cell office:value-type="float" office:value="45.6543">
            <text:p>45.6543</text:p>
          </table:table-cell>
          <table:table-cell office:value-type="string">
            <text:p>milliseconds</text:p>
          </table:table-cell>
          <table:table-cell office:value-type="float" office:value="2.85339">
            <text:p>2.8533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74">
            <text:p>174</text:p>
          </table:table-cell>
          <table:table-cell office:value-type="float" office:value="42.4805">
            <text:p>42.4805</text:p>
          </table:table-cell>
          <table:table-cell office:value-type="string">
            <text:p>milliseconds</text:p>
          </table:table-cell>
          <table:table-cell office:value-type="float" office:value="2.65503">
            <text:p>2.65503</text:p>
          </table:table-cell>
          <table:table-cell office:value-type="string">
            <text:p>milliseconds</text:p>
          </table:table-cell>
          <table:table-cell office:value-type="float" office:value="174">
            <text:p>174</text:p>
          </table:table-cell>
          <table:table-cell office:value-type="float" office:value="42.4805">
            <text:p>42.4805</text:p>
          </table:table-cell>
          <table:table-cell office:value-type="string">
            <text:p>milliseconds</text:p>
          </table:table-cell>
          <table:table-cell office:value-type="float" office:value="2.65503">
            <text:p>2.6550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75">
            <text:p>175</text:p>
          </table:table-cell>
          <table:table-cell office:value-type="float" office:value="42.7246">
            <text:p>42.7246</text:p>
          </table:table-cell>
          <table:table-cell office:value-type="string">
            <text:p>milliseconds</text:p>
          </table:table-cell>
          <table:table-cell office:value-type="float" office:value="2.67029">
            <text:p>2.67029</text:p>
          </table:table-cell>
          <table:table-cell office:value-type="string">
            <text:p>milliseconds</text:p>
          </table:table-cell>
          <table:table-cell office:value-type="float" office:value="175">
            <text:p>175</text:p>
          </table:table-cell>
          <table:table-cell office:value-type="float" office:value="42.7246">
            <text:p>42.7246</text:p>
          </table:table-cell>
          <table:table-cell office:value-type="string">
            <text:p>milliseconds</text:p>
          </table:table-cell>
          <table:table-cell office:value-type="float" office:value="2.67029">
            <text:p>2.6702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20">
            <text:p>320</text:p>
          </table:table-cell>
          <table:table-cell office:value-type="float" office:value="9.76562">
            <text:p>9.76562</text:p>
          </table:table-cell>
          <table:table-cell office:value-type="string">
            <text:p>milliseconds</text:p>
          </table:table-cell>
          <table:table-cell office:value-type="float" office:value="4.88281">
            <text:p>4.88281</text:p>
          </table:table-cell>
          <table:table-cell office:value-type="string">
            <text:p>milliseconds</text:p>
          </table:table-cell>
          <table:table-cell office:value-type="float" office:value="319">
            <text:p>319</text:p>
          </table:table-cell>
          <table:table-cell office:value-type="float" office:value="9.73511">
            <text:p>9.73511</text:p>
          </table:table-cell>
          <table:table-cell office:value-type="string">
            <text:p>milliseconds</text:p>
          </table:table-cell>
          <table:table-cell office:value-type="float" office:value="4.86755">
            <text:p>4.8675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58">
            <text:p>358</text:p>
          </table:table-cell>
          <table:table-cell office:value-type="float" office:value="10.9253">
            <text:p>10.9253</text:p>
          </table:table-cell>
          <table:table-cell office:value-type="string">
            <text:p>milliseconds</text:p>
          </table:table-cell>
          <table:table-cell office:value-type="float" office:value="5.46265">
            <text:p>5.46265</text:p>
          </table:table-cell>
          <table:table-cell office:value-type="string">
            <text:p>milliseconds</text:p>
          </table:table-cell>
          <table:table-cell office:value-type="float" office:value="359">
            <text:p>359</text:p>
          </table:table-cell>
          <table:table-cell office:value-type="float" office:value="10.9558">
            <text:p>10.9558</text:p>
          </table:table-cell>
          <table:table-cell office:value-type="string">
            <text:p>milliseconds</text:p>
          </table:table-cell>
          <table:table-cell office:value-type="float" office:value="5.47791">
            <text:p>5.4779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450">
            <text:p>450</text:p>
          </table:table-cell>
          <table:table-cell office:value-type="float" office:value="13.7329">
            <text:p>13.7329</text:p>
          </table:table-cell>
          <table:table-cell office:value-type="string">
            <text:p>milliseconds</text:p>
          </table:table-cell>
          <table:table-cell office:value-type="float" office:value="6.86646">
            <text:p>6.86646</text:p>
          </table:table-cell>
          <table:table-cell office:value-type="string">
            <text:p>milliseconds</text:p>
          </table:table-cell>
          <table:table-cell office:value-type="float" office:value="450">
            <text:p>450</text:p>
          </table:table-cell>
          <table:table-cell office:value-type="float" office:value="13.7329">
            <text:p>13.7329</text:p>
          </table:table-cell>
          <table:table-cell office:value-type="string">
            <text:p>milliseconds</text:p>
          </table:table-cell>
          <table:table-cell office:value-type="float" office:value="6.86646">
            <text:p>6.86646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04">
            <text:p>304</text:p>
          </table:table-cell>
          <table:table-cell office:value-type="float" office:value="9.27734">
            <text:p>9.27734</text:p>
          </table:table-cell>
          <table:table-cell office:value-type="string">
            <text:p>milliseconds</text:p>
          </table:table-cell>
          <table:table-cell office:value-type="float" office:value="4.63867">
            <text:p>4.63867</text:p>
          </table:table-cell>
          <table:table-cell office:value-type="string">
            <text:p>milliseconds</text:p>
          </table:table-cell>
          <table:table-cell office:value-type="float" office:value="304">
            <text:p>304</text:p>
          </table:table-cell>
          <table:table-cell office:value-type="float" office:value="9.27734">
            <text:p>9.27734</text:p>
          </table:table-cell>
          <table:table-cell office:value-type="string">
            <text:p>milliseconds</text:p>
          </table:table-cell>
          <table:table-cell office:value-type="float" office:value="4.63867">
            <text:p>4.6386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307">
            <text:p>307</text:p>
          </table:table-cell>
          <table:table-cell office:value-type="float" office:value="9.3689">
            <text:p>9.3689</text:p>
          </table:table-cell>
          <table:table-cell office:value-type="string">
            <text:p>milliseconds</text:p>
          </table:table-cell>
          <table:table-cell office:value-type="float" office:value="4.68445">
            <text:p>4.68445</text:p>
          </table:table-cell>
          <table:table-cell office:value-type="string">
            <text:p>milliseconds</text:p>
          </table:table-cell>
          <table:table-cell office:value-type="float" office:value="309">
            <text:p>309</text:p>
          </table:table-cell>
          <table:table-cell office:value-type="float" office:value="9.42993">
            <text:p>9.42993</text:p>
          </table:table-cell>
          <table:table-cell office:value-type="string">
            <text:p>milliseconds</text:p>
          </table:table-cell>
          <table:table-cell office:value-type="float" office:value="4.71497">
            <text:p>4.71497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SUM([.H109:.H185])" office:value-type="float" office:value="7455">
            <text:p>7455</text:p>
          </table:table-cell>
          <table:table-cell table:style-name="ce1" table:formula="of:=[.H186]/60" office:value-type="float" office:value="124.25">
            <text:p>124.25</text:p>
          </table:table-cell>
          <table:table-cell table:number-columns-repeated="3"/>
          <table:table-cell table:style-name="ce1" table:formula="of:=SUM([.M109:.M185])" office:value-type="float" office:value="7469">
            <text:p>7469</text:p>
          </table:table-cell>
          <table:table-cell table:style-name="ce1" table:formula="of:=[.M186]/60" office:value-type="float" office:value="124.483333333333">
            <text:p>124.483333333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: #4 Decryption with Linear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9">
            <text:p>29</text:p>
          </table:table-cell>
          <table:table-cell office:value-type="float" office:value="9.66667">
            <text:p>9.66667</text:p>
          </table:table-cell>
          <table:table-cell office:value-type="string">
            <text:p>milliseconds</text:p>
          </table:table-cell>
          <table:table-cell office:value-type="float" office:value="3.22222">
            <text:p>3.22222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9">
            <text:p>29</text:p>
          </table:table-cell>
          <table:table-cell office:value-type="float" office:value="9.66667">
            <text:p>9.66667</text:p>
          </table:table-cell>
          <table:table-cell office:value-type="string">
            <text:p>milliseconds</text:p>
          </table:table-cell>
          <table:table-cell office:value-type="float" office:value="3.22222">
            <text:p>3.22222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9">
            <text:p>29</text:p>
          </table:table-cell>
          <table:table-cell office:value-type="float" office:value="9.66667">
            <text:p>9.66667</text:p>
          </table:table-cell>
          <table:table-cell office:value-type="string">
            <text:p>milliseconds</text:p>
          </table:table-cell>
          <table:table-cell office:value-type="float" office:value="3.22222">
            <text:p>3.22222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float" office:value="28">
            <text:p>28</text:p>
          </table:table-cell>
          <table:table-cell office:value-type="float" office:value="9.33333">
            <text:p>9.33333</text:p>
          </table:table-cell>
          <table:table-cell office:value-type="string">
            <text:p>milliseconds</text:p>
          </table:table-cell>
          <table:table-cell office:value-type="float" office:value="3.11111">
            <text:p>3.11111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77778">
            <text:p>1.77778</text:p>
          </table:table-cell>
          <table:table-cell office:value-type="string">
            <text:p>millisecond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1.66667">
            <text:p>1.66667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">
            <text:p>25</text:p>
          </table:table-cell>
          <table:table-cell office:value-type="float" office:value="16.6667">
            <text:p>16.6667</text:p>
          </table:table-cell>
          <table:table-cell office:value-type="string">
            <text:p>milliseconds</text:p>
          </table:table-cell>
          <table:table-cell office:value-type="float" office:value="2.77778">
            <text:p>2.77778</text:p>
          </table:table-cell>
          <table:table-cell office:value-type="string">
            <text:p>milliseconds</text:p>
          </table:table-cell>
          <table:table-cell office:value-type="float" office:value="26">
            <text:p>26</text:p>
          </table:table-cell>
          <table:table-cell office:value-type="float" office:value="17.3333">
            <text:p>17.3333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6">
            <text:p>26</text:p>
          </table:table-cell>
          <table:table-cell office:value-type="float" office:value="17.3333">
            <text:p>17.3333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float" office:value="25">
            <text:p>25</text:p>
          </table:table-cell>
          <table:table-cell office:value-type="float" office:value="16.6667">
            <text:p>16.6667</text:p>
          </table:table-cell>
          <table:table-cell office:value-type="string">
            <text:p>milliseconds</text:p>
          </table:table-cell>
          <table:table-cell office:value-type="float" office:value="2.77778">
            <text:p>2.77778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">
            <text:p>25</text:p>
          </table:table-cell>
          <table:table-cell office:value-type="float" office:value="16.6667">
            <text:p>16.6667</text:p>
          </table:table-cell>
          <table:table-cell office:value-type="string">
            <text:p>milliseconds</text:p>
          </table:table-cell>
          <table:table-cell office:value-type="float" office:value="2.77778">
            <text:p>2.77778</text:p>
          </table:table-cell>
          <table:table-cell office:value-type="string">
            <text:p>milliseconds</text:p>
          </table:table-cell>
          <table:table-cell office:value-type="float" office:value="26">
            <text:p>26</text:p>
          </table:table-cell>
          <table:table-cell office:value-type="float" office:value="17.3333">
            <text:p>17.3333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6">
            <text:p>26</text:p>
          </table:table-cell>
          <table:table-cell office:value-type="float" office:value="17.3333">
            <text:p>17.3333</text:p>
          </table:table-cell>
          <table:table-cell office:value-type="string">
            <text:p>milliseconds</text:p>
          </table:table-cell>
          <table:table-cell office:value-type="float" office:value="2.88889">
            <text:p>2.88889</text:p>
          </table:table-cell>
          <table:table-cell office:value-type="string">
            <text:p>milliseconds</text:p>
          </table:table-cell>
          <table:table-cell office:value-type="float" office:value="25">
            <text:p>25</text:p>
          </table:table-cell>
          <table:table-cell office:value-type="float" office:value="16.6667">
            <text:p>16.6667</text:p>
          </table:table-cell>
          <table:table-cell office:value-type="string">
            <text:p>milliseconds</text:p>
          </table:table-cell>
          <table:table-cell office:value-type="float" office:value="2.77778">
            <text:p>2.77778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string">
            <text:p>OR(AND(0),AND(1,2,3,4,5,6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06667">
            <text:p>1.06667</text:p>
          </table:table-cell>
          <table:table-cell office:value-type="string">
            <text:p>milliseconds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06667">
            <text:p>1.0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2">
            <text:p>42</text:p>
          </table:table-cell>
          <table:table-cell office:value-type="float" office:value="16.8">
            <text:p>16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16.8">
            <text:p>16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4.6098">
            <text:p>24.6098</text:p>
          </table:table-cell>
          <table:table-cell office:value-type="string">
            <text:p>milliseconds</text:p>
          </table:table-cell>
          <table:table-cell office:value-type="float" office:value="2.73443">
            <text:p>2.73443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4.6098">
            <text:p>24.6098</text:p>
          </table:table-cell>
          <table:table-cell office:value-type="string">
            <text:p>milliseconds</text:p>
          </table:table-cell>
          <table:table-cell office:value-type="float" office:value="2.73443">
            <text:p>2.73443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9">
            <text:p>9</text:p>
          </table:table-cell>
          <table:table-cell office:value-type="float" office:value="5.40216">
            <text:p>5.40216</text:p>
          </table:table-cell>
          <table:table-cell office:value-type="string">
            <text:p>milliseconds</text:p>
          </table:table-cell>
          <table:table-cell office:value-type="float" office:value="600.24">
            <text:p>600.24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4.80192">
            <text:p>4.80192</text:p>
          </table:table-cell>
          <table:table-cell office:value-type="string">
            <text:p>milliseconds</text:p>
          </table:table-cell>
          <table:table-cell office:value-type="float" office:value="533.547">
            <text:p>533.547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10">
            <text:p>10</text:p>
          </table:table-cell>
          <table:table-cell office:value-type="float" office:value="5.50055">
            <text:p>5.50055</text:p>
          </table:table-cell>
          <table:table-cell office:value-type="string">
            <text:p>milliseconds</text:p>
          </table:table-cell>
          <table:table-cell office:value-type="float" office:value="500.05">
            <text:p>500.05</text:p>
          </table:table-cell>
          <table:table-cell office:value-type="string">
            <text:p>microseconds</text:p>
          </table:table-cell>
          <table:table-cell office:value-type="float" office:value="10">
            <text:p>10</text:p>
          </table:table-cell>
          <table:table-cell office:value-type="float" office:value="5.50055">
            <text:p>5.50055</text:p>
          </table:table-cell>
          <table:table-cell office:value-type="string">
            <text:p>milliseconds</text:p>
          </table:table-cell>
          <table:table-cell office:value-type="float" office:value="500.05">
            <text:p>500.05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51">
            <text:p>51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51">
            <text:p>51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52">
            <text:p>52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float" office:value="300">
            <text:p>300</text:p>
          </table:table-cell>
          <table:table-cell office:value-type="string">
            <text:p>microseconds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51">
            <text:p>51</text:p>
          </table:table-cell>
          <table:table-cell office:value-type="float" office:value="63.75">
            <text:p>63.75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63.75">
            <text:p>63.75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51">
            <text:p>51</text:p>
          </table:table-cell>
          <table:table-cell office:value-type="float" office:value="63.75">
            <text:p>63.75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63.75">
            <text:p>63.75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51">
            <text:p>51</text:p>
          </table:table-cell>
          <table:table-cell office:value-type="float" office:value="63.75">
            <text:p>63.75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63.75">
            <text:p>63.75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6.25">
            <text:p>6.25</text:p>
          </table:table-cell>
          <table:table-cell office:value-type="string">
            <text:p>milliseconds</text:p>
          </table:table-cell>
          <table:table-cell office:value-type="float" office:value="250">
            <text:p>250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102">
            <text:p>102</text:p>
          </table:table-cell>
          <table:table-cell office:value-type="float" office:value="58.6544">
            <text:p>58.6544</text:p>
          </table:table-cell>
          <table:table-cell office:value-type="string">
            <text:p>milliseconds</text:p>
          </table:table-cell>
          <table:table-cell office:value-type="float" office:value="2.55019">
            <text:p>2.55019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59.2294">
            <text:p>59.2294</text:p>
          </table:table-cell>
          <table:table-cell office:value-type="string">
            <text:p>milliseconds</text:p>
          </table:table-cell>
          <table:table-cell office:value-type="float" office:value="2.57519">
            <text:p>2.57519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104">
            <text:p>104</text:p>
          </table:table-cell>
          <table:table-cell office:value-type="float" office:value="59.8045">
            <text:p>59.8045</text:p>
          </table:table-cell>
          <table:table-cell office:value-type="string">
            <text:p>milliseconds</text:p>
          </table:table-cell>
          <table:table-cell office:value-type="float" office:value="2.6002">
            <text:p>2.6002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59.8045">
            <text:p>59.8045</text:p>
          </table:table-cell>
          <table:table-cell office:value-type="string">
            <text:p>milliseconds</text:p>
          </table:table-cell>
          <table:table-cell office:value-type="float" office:value="2.6002">
            <text:p>2.600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106">
            <text:p>106</text:p>
          </table:table-cell>
          <table:table-cell office:value-type="float" office:value="60.9546">
            <text:p>60.9546</text:p>
          </table:table-cell>
          <table:table-cell office:value-type="string">
            <text:p>milliseconds</text:p>
          </table:table-cell>
          <table:table-cell office:value-type="float" office:value="2.6502">
            <text:p>2.6502</text:p>
          </table:table-cell>
          <table:table-cell office:value-type="string">
            <text:p>milliseconds</text:p>
          </table:table-cell>
          <table:table-cell office:value-type="float" office:value="106">
            <text:p>106</text:p>
          </table:table-cell>
          <table:table-cell office:value-type="float" office:value="60.9546">
            <text:p>60.9546</text:p>
          </table:table-cell>
          <table:table-cell office:value-type="string">
            <text:p>milliseconds</text:p>
          </table:table-cell>
          <table:table-cell office:value-type="float" office:value="2.6502">
            <text:p>2.650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103">
            <text:p>103</text:p>
          </table:table-cell>
          <table:table-cell office:value-type="float" office:value="92.7093">
            <text:p>92.7093</text:p>
          </table:table-cell>
          <table:table-cell office:value-type="string">
            <text:p>milliseconds</text:p>
          </table:table-cell>
          <table:table-cell office:value-type="float" office:value="2.57526">
            <text:p>2.57526</text:p>
          </table:table-cell>
          <table:table-cell office:value-type="string">
            <text:p>milliseconds</text:p>
          </table:table-cell>
          <table:table-cell office:value-type="float" office:value="102">
            <text:p>102</text:p>
          </table:table-cell>
          <table:table-cell office:value-type="float" office:value="91.8092">
            <text:p>91.8092</text:p>
          </table:table-cell>
          <table:table-cell office:value-type="string">
            <text:p>milliseconds</text:p>
          </table:table-cell>
          <table:table-cell office:value-type="float" office:value="2.55026">
            <text:p>2.5502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103">
            <text:p>103</text:p>
          </table:table-cell>
          <table:table-cell office:value-type="float" office:value="92.7093">
            <text:p>92.7093</text:p>
          </table:table-cell>
          <table:table-cell office:value-type="string">
            <text:p>milliseconds</text:p>
          </table:table-cell>
          <table:table-cell office:value-type="float" office:value="2.57526">
            <text:p>2.57526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92.7093">
            <text:p>92.7093</text:p>
          </table:table-cell>
          <table:table-cell office:value-type="string">
            <text:p>milliseconds</text:p>
          </table:table-cell>
          <table:table-cell office:value-type="float" office:value="2.57526">
            <text:p>2.5752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105">
            <text:p>105</text:p>
          </table:table-cell>
          <table:table-cell office:value-type="float" office:value="94.5095">
            <text:p>94.5095</text:p>
          </table:table-cell>
          <table:table-cell office:value-type="string">
            <text:p>milliseconds</text:p>
          </table:table-cell>
          <table:table-cell office:value-type="float" office:value="2.62526">
            <text:p>2.62526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93.6094">
            <text:p>93.6094</text:p>
          </table:table-cell>
          <table:table-cell office:value-type="string">
            <text:p>milliseconds</text:p>
          </table:table-cell>
          <table:table-cell office:value-type="float" office:value="2.60026">
            <text:p>2.60026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6">
            <text:p>6</text:p>
          </table:table-cell>
          <table:table-cell office:value-type="float" office:value="5.40054">
            <text:p>5.40054</text:p>
          </table:table-cell>
          <table:table-cell office:value-type="string">
            <text:p>milliseconds</text:p>
          </table:table-cell>
          <table:table-cell office:value-type="float" office:value="150.015">
            <text:p>150.015</text:p>
          </table:table-cell>
          <table:table-cell office:value-type="string">
            <text:p>microseconds</text:p>
          </table:table-cell>
          <table:table-cell office:value-type="float" office:value="7">
            <text:p>7</text:p>
          </table:table-cell>
          <table:table-cell office:value-type="float" office:value="6.30063">
            <text:p>6.30063</text:p>
          </table:table-cell>
          <table:table-cell office:value-type="string">
            <text:p>milliseconds</text:p>
          </table:table-cell>
          <table:table-cell office:value-type="float" office:value="175.018">
            <text:p>175.018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02">
            <text:p>102</text:p>
          </table:table-cell>
          <table:table-cell office:value-type="float" office:value="104.615">
            <text:p>104.615</text:p>
          </table:table-cell>
          <table:table-cell office:value-type="string">
            <text:p>milliseconds</text:p>
          </table:table-cell>
          <table:table-cell office:value-type="float" office:value="2.55159">
            <text:p>2.55159</text:p>
          </table:table-cell>
          <table:table-cell office:value-type="string">
            <text:p>milliseconds</text:p>
          </table:table-cell>
          <table:table-cell office:value-type="float" office:value="102">
            <text:p>102</text:p>
          </table:table-cell>
          <table:table-cell office:value-type="float" office:value="104.615">
            <text:p>104.615</text:p>
          </table:table-cell>
          <table:table-cell office:value-type="string">
            <text:p>milliseconds</text:p>
          </table:table-cell>
          <table:table-cell office:value-type="float" office:value="2.55159">
            <text:p>2.55159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02">
            <text:p>102</text:p>
          </table:table-cell>
          <table:table-cell office:value-type="float" office:value="104.615">
            <text:p>104.615</text:p>
          </table:table-cell>
          <table:table-cell office:value-type="string">
            <text:p>milliseconds</text:p>
          </table:table-cell>
          <table:table-cell office:value-type="float" office:value="2.55159">
            <text:p>2.55159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105.641">
            <text:p>105.641</text:p>
          </table:table-cell>
          <table:table-cell office:value-type="string">
            <text:p>milliseconds</text:p>
          </table:table-cell>
          <table:table-cell office:value-type="float" office:value="2.57661">
            <text:p>2.57661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04">
            <text:p>104</text:p>
          </table:table-cell>
          <table:table-cell office:value-type="float" office:value="106.667">
            <text:p>106.667</text:p>
          </table:table-cell>
          <table:table-cell office:value-type="string">
            <text:p>milliseconds</text:p>
          </table:table-cell>
          <table:table-cell office:value-type="float" office:value="2.60163">
            <text:p>2.60163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106.667">
            <text:p>106.667</text:p>
          </table:table-cell>
          <table:table-cell office:value-type="string">
            <text:p>milliseconds</text:p>
          </table:table-cell>
          <table:table-cell office:value-type="float" office:value="2.60163">
            <text:p>2.60163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5">
            <text:p>5</text:p>
          </table:table-cell>
          <table:table-cell office:value-type="float" office:value="5.12821">
            <text:p>5.12821</text:p>
          </table:table-cell>
          <table:table-cell office:value-type="string">
            <text:p>milliseconds</text:p>
          </table:table-cell>
          <table:table-cell office:value-type="float" office:value="125.078">
            <text:p>125.078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6.15385">
            <text:p>6.15385</text:p>
          </table:table-cell>
          <table:table-cell office:value-type="string">
            <text:p>milliseconds</text:p>
          </table:table-cell>
          <table:table-cell office:value-type="float" office:value="150.094">
            <text:p>150.094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103">
            <text:p>103</text:p>
          </table:table-cell>
          <table:table-cell office:value-type="float" office:value="84.9835">
            <text:p>84.9835</text:p>
          </table:table-cell>
          <table:table-cell office:value-type="string">
            <text:p>milliseconds</text:p>
          </table:table-cell>
          <table:table-cell office:value-type="float" office:value="2.57526">
            <text:p>2.57526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84.9835">
            <text:p>84.9835</text:p>
          </table:table-cell>
          <table:table-cell office:value-type="string">
            <text:p>milliseconds</text:p>
          </table:table-cell>
          <table:table-cell office:value-type="float" office:value="2.57526">
            <text:p>2.57526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104">
            <text:p>104</text:p>
          </table:table-cell>
          <table:table-cell office:value-type="float" office:value="85.8086">
            <text:p>85.8086</text:p>
          </table:table-cell>
          <table:table-cell office:value-type="string">
            <text:p>milliseconds</text:p>
          </table:table-cell>
          <table:table-cell office:value-type="float" office:value="2.60026">
            <text:p>2.60026</text:p>
          </table:table-cell>
          <table:table-cell office:value-type="string">
            <text:p>milliseconds</text:p>
          </table:table-cell>
          <table:table-cell office:value-type="float" office:value="105">
            <text:p>105</text:p>
          </table:table-cell>
          <table:table-cell office:value-type="float" office:value="86.6337">
            <text:p>86.6337</text:p>
          </table:table-cell>
          <table:table-cell office:value-type="string">
            <text:p>milliseconds</text:p>
          </table:table-cell>
          <table:table-cell office:value-type="float" office:value="2.62526">
            <text:p>2.62526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112">
            <text:p>112</text:p>
          </table:table-cell>
          <table:table-cell office:value-type="float" office:value="92.4092">
            <text:p>92.4092</text:p>
          </table:table-cell>
          <table:table-cell office:value-type="string">
            <text:p>milliseconds</text:p>
          </table:table-cell>
          <table:table-cell office:value-type="float" office:value="2.80028">
            <text:p>2.80028</text:p>
          </table:table-cell>
          <table:table-cell office:value-type="string">
            <text:p>milliseconds</text:p>
          </table:table-cell>
          <table:table-cell office:value-type="float" office:value="111">
            <text:p>111</text:p>
          </table:table-cell>
          <table:table-cell office:value-type="float" office:value="91.5842">
            <text:p>91.5842</text:p>
          </table:table-cell>
          <table:table-cell office:value-type="string">
            <text:p>milliseconds</text:p>
          </table:table-cell>
          <table:table-cell office:value-type="float" office:value="2.77528">
            <text:p>2.77528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8">
            <text:p>8</text:p>
          </table:table-cell>
          <table:table-cell office:value-type="float" office:value="6.60066">
            <text:p>6.60066</text:p>
          </table:table-cell>
          <table:table-cell office:value-type="string">
            <text:p>milliseconds</text:p>
          </table:table-cell>
          <table:table-cell office:value-type="float" office:value="200.02">
            <text:p>200.02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6.60066">
            <text:p>6.60066</text:p>
          </table:table-cell>
          <table:table-cell office:value-type="string">
            <text:p>milliseconds</text:p>
          </table:table-cell>
          <table:table-cell office:value-type="float" office:value="200.02">
            <text:p>200.02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105">
            <text:p>105</text:p>
          </table:table-cell>
          <table:table-cell office:value-type="float" office:value="133.929">
            <text:p>133.929</text:p>
          </table:table-cell>
          <table:table-cell office:value-type="string">
            <text:p>milliseconds</text:p>
          </table:table-cell>
          <table:table-cell office:value-type="float" office:value="2.62605">
            <text:p>2.62605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132.653">
            <text:p>132.653</text:p>
          </table:table-cell>
          <table:table-cell office:value-type="string">
            <text:p>milliseconds</text:p>
          </table:table-cell>
          <table:table-cell office:value-type="float" office:value="2.60104">
            <text:p>2.60104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108">
            <text:p>108</text:p>
          </table:table-cell>
          <table:table-cell office:value-type="float" office:value="137.755">
            <text:p>137.755</text:p>
          </table:table-cell>
          <table:table-cell office:value-type="string">
            <text:p>milliseconds</text:p>
          </table:table-cell>
          <table:table-cell office:value-type="float" office:value="2.70108">
            <text:p>2.70108</text:p>
          </table:table-cell>
          <table:table-cell office:value-type="string">
            <text:p>milliseconds</text:p>
          </table:table-cell>
          <table:table-cell office:value-type="float" office:value="109">
            <text:p>109</text:p>
          </table:table-cell>
          <table:table-cell office:value-type="float" office:value="139.031">
            <text:p>139.031</text:p>
          </table:table-cell>
          <table:table-cell office:value-type="string">
            <text:p>milliseconds</text:p>
          </table:table-cell>
          <table:table-cell office:value-type="float" office:value="2.72609">
            <text:p>2.72609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5">
            <text:p>5</text:p>
          </table:table-cell>
          <table:table-cell office:value-type="float" office:value="6.37755">
            <text:p>6.37755</text:p>
          </table:table-cell>
          <table:table-cell office:value-type="string">
            <text:p>milliseconds</text:p>
          </table:table-cell>
          <table:table-cell office:value-type="float" office:value="125.05">
            <text:p>125.05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7.65306">
            <text:p>7.65306</text:p>
          </table:table-cell>
          <table:table-cell office:value-type="string">
            <text:p>milliseconds</text:p>
          </table:table-cell>
          <table:table-cell office:value-type="float" office:value="150.06">
            <text:p>150.06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106">
            <text:p>106</text:p>
          </table:table-cell>
          <table:table-cell office:value-type="float" office:value="172.358">
            <text:p>172.358</text:p>
          </table:table-cell>
          <table:table-cell office:value-type="string">
            <text:p>milliseconds</text:p>
          </table:table-cell>
          <table:table-cell office:value-type="float" office:value="2.65166">
            <text:p>2.65166</text:p>
          </table:table-cell>
          <table:table-cell office:value-type="string">
            <text:p>milliseconds</text:p>
          </table:table-cell>
          <table:table-cell office:value-type="float" office:value="106">
            <text:p>106</text:p>
          </table:table-cell>
          <table:table-cell office:value-type="float" office:value="172.358">
            <text:p>172.358</text:p>
          </table:table-cell>
          <table:table-cell office:value-type="string">
            <text:p>milliseconds</text:p>
          </table:table-cell>
          <table:table-cell office:value-type="float" office:value="2.65166">
            <text:p>2.65166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109">
            <text:p>109</text:p>
          </table:table-cell>
          <table:table-cell office:value-type="float" office:value="177.236">
            <text:p>177.236</text:p>
          </table:table-cell>
          <table:table-cell office:value-type="string">
            <text:p>milliseconds</text:p>
          </table:table-cell>
          <table:table-cell office:value-type="float" office:value="2.7267">
            <text:p>2.7267</text:p>
          </table:table-cell>
          <table:table-cell office:value-type="string">
            <text:p>milliseconds</text:p>
          </table:table-cell>
          <table:table-cell office:value-type="float" office:value="109">
            <text:p>109</text:p>
          </table:table-cell>
          <table:table-cell office:value-type="float" office:value="177.236">
            <text:p>177.236</text:p>
          </table:table-cell>
          <table:table-cell office:value-type="string">
            <text:p>milliseconds</text:p>
          </table:table-cell>
          <table:table-cell office:value-type="float" office:value="2.7267">
            <text:p>2.726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SUM([.H190:.H271])" office:value-type="float" office:value="3216">
            <text:p>3216</text:p>
          </table:table-cell>
          <table:table-cell table:style-name="ce1" table:formula="of:=[.H272]/60" office:value-type="float" office:value="53.6">
            <text:p>53.6</text:p>
          </table:table-cell>
          <table:table-cell table:number-columns-repeated="3"/>
          <table:table-cell table:style-name="ce1" table:formula="of:=SUM([.M190:.M271])" office:value-type="float" office:value="3217">
            <text:p>3217</text:p>
          </table:table-cell>
          <table:table-cell table:style-name="ce1" table:formula="of:=[.M272]/60" office:value-type="float" office:value="53.6166666666667">
            <text:p>53.616666666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: #4 Decryption with Exponential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23">
            <text:p>23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2.55556">
            <text:p>2.55556</text:p>
          </table:table-cell>
          <table:table-cell office:value-type="string">
            <text:p>milliseconds</text:p>
          </table:table-cell>
          <table:table-cell office:value-type="float" office:value="24">
            <text:p>24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2.5333">
            <text:p>12.5333</text:p>
          </table:table-cell>
          <table:table-cell office:value-type="string">
            <text:p>milliseconds</text:p>
          </table:table-cell>
          <table:table-cell office:value-type="float" office:value="3.13333">
            <text:p>3.1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19">
            <text:p>19</text:p>
          </table:table-cell>
          <table:table-cell office:value-type="float" office:value="5.06667">
            <text:p>5.06667</text:p>
          </table:table-cell>
          <table:table-cell office:value-type="string">
            <text:p>milliseconds</text:p>
          </table:table-cell>
          <table:table-cell office:value-type="float" office:value="1.26667">
            <text:p>1.26667</text:p>
          </table:table-cell>
          <table:table-cell office:value-type="string">
            <text:p>milliseconds</text:p>
          </table:table-cell>
          <table:table-cell office:value-type="float" office:value="20">
            <text:p>20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33333">
            <text:p>1.3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6">
            <text:p>56</text:p>
          </table:table-cell>
          <table:table-cell office:value-type="float" office:value="22.4">
            <text:p>22.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6">
            <text:p>56</text:p>
          </table:table-cell>
          <table:table-cell office:value-type="float" office:value="22.4">
            <text:p>22.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700">
            <text:p>700</text:p>
          </table:table-cell>
          <table:table-cell office:value-type="string">
            <text:p>microseconds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650">
            <text:p>6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4">
            <text:p>104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office:value-type="string">
            <text:p>milliseconds</text:p>
          </table:table-cell>
          <table:table-cell office:value-type="float" office:value="2.625">
            <text:p>2.625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office:value-type="string">
            <text:p>milliseconds</text:p>
          </table:table-cell>
          <table:table-cell office:value-type="float" office:value="2.625">
            <text:p>2.625</text:p>
          </table:table-cell>
          <table:table-cell office:value-type="string">
            <text:p>milliseconds</text:p>
          </table:table-cell>
          <table:table-cell office:value-type="float" office:value="106">
            <text:p>106</text:p>
          </table:table-cell>
          <table:table-cell office:value-type="float" office:value="42.4">
            <text:p>42.4</text:p>
          </table:table-cell>
          <table:table-cell office:value-type="string">
            <text:p>milliseconds</text:p>
          </table:table-cell>
          <table:table-cell office:value-type="float" office:value="2.65">
            <text:p>2.6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milliseconds</text:p>
          </table:table-cell>
          <table:table-cell office:value-type="float" office:value="375">
            <text:p>375</text:p>
          </table:table-cell>
          <table:table-cell office:value-type="string">
            <text:p>microseconds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103">
            <text:p>103</text:p>
          </table:table-cell>
          <table:table-cell office:value-type="float" office:value="82.4">
            <text:p>82.4</text:p>
          </table:table-cell>
          <table:table-cell office:value-type="string">
            <text:p>milliseconds</text:p>
          </table:table-cell>
          <table:table-cell office:value-type="float" office:value="2.575">
            <text:p>2.575</text:p>
          </table:table-cell>
          <table:table-cell office:value-type="string">
            <text:p>milliseconds</text:p>
          </table:table-cell>
          <table:table-cell office:value-type="float" office:value="102">
            <text:p>102</text:p>
          </table:table-cell>
          <table:table-cell office:value-type="float" office:value="81.6">
            <text:p>81.6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103">
            <text:p>103</text:p>
          </table:table-cell>
          <table:table-cell office:value-type="float" office:value="82.4">
            <text:p>82.4</text:p>
          </table:table-cell>
          <table:table-cell office:value-type="string">
            <text:p>milliseconds</text:p>
          </table:table-cell>
          <table:table-cell office:value-type="float" office:value="2.575">
            <text:p>2.575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82.4">
            <text:p>82.4</text:p>
          </table:table-cell>
          <table:table-cell office:value-type="string">
            <text:p>milliseconds</text:p>
          </table:table-cell>
          <table:table-cell office:value-type="float" office:value="2.575">
            <text:p>2.57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104">
            <text:p>104</text:p>
          </table:table-cell>
          <table:table-cell office:value-type="float" office:value="83.2">
            <text:p>83.2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83.2">
            <text:p>83.2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SUM([.H276:.H306])" office:value-type="float" office:value="1249">
            <text:p>1249</text:p>
          </table:table-cell>
          <table:table-cell table:style-name="ce1" table:formula="of:=[.H307]/60" office:value-type="float" office:value="20.8166666666667">
            <text:p>20.8166666667</text:p>
          </table:table-cell>
          <table:table-cell table:number-columns-repeated="3"/>
          <table:table-cell table:style-name="ce1" table:formula="of:=SUM([.M276:.M306])" office:value-type="float" office:value="1245">
            <text:p>1245</text:p>
          </table:table-cell>
          <table:table-cell table:style-name="ce1" table:formula="of:=[.M307]/60" office:value-type="float" office:value="20.75">
            <text:p>20.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: #4 Decryption with Inverse Linear policy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85">
            <text:p>85</text:p>
          </table:table-cell>
          <table:table-cell office:value-type="float" office:value="9.44444">
            <text:p>9.44444</text:p>
          </table:table-cell>
          <table:table-cell office:value-type="string">
            <text:p>milliseconds</text:p>
          </table:table-cell>
          <table:table-cell office:value-type="float" office:value="9.44444">
            <text:p>9.44444</text:p>
          </table:table-cell>
          <table:table-cell office:value-type="string">
            <text:p>milliseconds</text:p>
          </table:table-cell>
          <table:table-cell office:value-type="float" office:value="85">
            <text:p>85</text:p>
          </table:table-cell>
          <table:table-cell office:value-type="float" office:value="9.44444">
            <text:p>9.44444</text:p>
          </table:table-cell>
          <table:table-cell office:value-type="string">
            <text:p>milliseconds</text:p>
          </table:table-cell>
          <table:table-cell office:value-type="float" office:value="9.44444">
            <text:p>9.44444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152">
            <text:p>152</text:p>
          </table:table-cell>
          <table:table-cell office:value-type="float" office:value="16.8889">
            <text:p>16.8889</text:p>
          </table:table-cell>
          <table:table-cell office:value-type="string">
            <text:p>milliseconds</text:p>
          </table:table-cell>
          <table:table-cell office:value-type="float" office:value="16.8889">
            <text:p>16.8889</text:p>
          </table:table-cell>
          <table:table-cell office:value-type="string">
            <text:p>milliseconds</text:p>
          </table:table-cell>
          <table:table-cell office:value-type="float" office:value="154">
            <text:p>154</text:p>
          </table:table-cell>
          <table:table-cell office:value-type="float" office:value="17.1111">
            <text:p>17.1111</text:p>
          </table:table-cell>
          <table:table-cell office:value-type="string">
            <text:p>milliseconds</text:p>
          </table:table-cell>
          <table:table-cell office:value-type="float" office:value="17.1111">
            <text:p>17.1111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6">
            <text:p>46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5.11111">
            <text:p>5.11111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3">
            <text:p>43</text:p>
          </table:table-cell>
          <table:table-cell office:value-type="float" office:value="14.3333">
            <text:p>14.3333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73">
            <text:p>73</text:p>
          </table:table-cell>
          <table:table-cell office:value-type="float" office:value="24.3333">
            <text:p>24.3333</text:p>
          </table:table-cell>
          <table:table-cell office:value-type="string">
            <text:p>milliseconds</text:p>
          </table:table-cell>
          <table:table-cell office:value-type="float" office:value="4.86667">
            <text:p>4.86667</text:p>
          </table:table-cell>
          <table:table-cell office:value-type="string">
            <text:p>milliseconds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string">
            <text:p>milliseconds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2">
            <text:p>42</text:p>
          </table:table-cell>
          <table:table-cell office:value-type="float" office:value="16.8">
            <text:p>16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16.8">
            <text:p>16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2">
            <text:p>42</text:p>
          </table:table-cell>
          <table:table-cell office:value-type="float" office:value="16.8">
            <text:p>16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float" office:value="43">
            <text:p>43</text:p>
          </table:table-cell>
          <table:table-cell office:value-type="float" office:value="17.2">
            <text:p>17.2</text:p>
          </table:table-cell>
          <table:table-cell office:value-type="string">
            <text:p>milliseconds</text:p>
          </table:table-cell>
          <table:table-cell office:value-type="float" office:value="2.86667">
            <text:p>2.8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72">
            <text:p>72</text:p>
          </table:table-cell>
          <table:table-cell office:value-type="float" office:value="28.8">
            <text:p>28.8</text:p>
          </table:table-cell>
          <table:table-cell office:value-type="string">
            <text:p>milliseconds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float" office:value="72">
            <text:p>72</text:p>
          </table:table-cell>
          <table:table-cell office:value-type="float" office:value="28.8">
            <text:p>28.8</text:p>
          </table:table-cell>
          <table:table-cell office:value-type="string">
            <text:p>milliseconds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40">
            <text:p>40</text:p>
          </table:table-cell>
          <table:table-cell office:value-type="float" office:value="24.0096">
            <text:p>24.0096</text:p>
          </table:table-cell>
          <table:table-cell office:value-type="string">
            <text:p>milliseconds</text:p>
          </table:table-cell>
          <table:table-cell office:value-type="float" office:value="2.66773">
            <text:p>2.6677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24.6098">
            <text:p>24.6098</text:p>
          </table:table-cell>
          <table:table-cell office:value-type="string">
            <text:p>milliseconds</text:p>
          </table:table-cell>
          <table:table-cell office:value-type="float" office:value="2.73443">
            <text:p>2.73443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73">
            <text:p>73</text:p>
          </table:table-cell>
          <table:table-cell office:value-type="float" office:value="43.8175">
            <text:p>43.8175</text:p>
          </table:table-cell>
          <table:table-cell office:value-type="string">
            <text:p>milliseconds</text:p>
          </table:table-cell>
          <table:table-cell office:value-type="float" office:value="4.86861">
            <text:p>4.86861</text:p>
          </table:table-cell>
          <table:table-cell office:value-type="string">
            <text:p>milliseconds</text:p>
          </table:table-cell>
          <table:table-cell office:value-type="float" office:value="74">
            <text:p>74</text:p>
          </table:table-cell>
          <table:table-cell office:value-type="float" office:value="44.4178">
            <text:p>44.4178</text:p>
          </table:table-cell>
          <table:table-cell office:value-type="string">
            <text:p>milliseconds</text:p>
          </table:table-cell>
          <table:table-cell office:value-type="float" office:value="4.93531">
            <text:p>4.93531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52">
            <text:p>52</text:p>
          </table:table-cell>
          <table:table-cell office:value-type="float" office:value="28.6029">
            <text:p>28.6029</text:p>
          </table:table-cell>
          <table:table-cell office:value-type="string">
            <text:p>milliseconds</text:p>
          </table:table-cell>
          <table:table-cell office:value-type="float" office:value="2.60026">
            <text:p>2.60026</text:p>
          </table:table-cell>
          <table:table-cell office:value-type="string">
            <text:p>milliseconds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53">
            <text:p>53</text:p>
          </table:table-cell>
          <table:table-cell office:value-type="float" office:value="29.1529">
            <text:p>29.1529</text:p>
          </table:table-cell>
          <table:table-cell office:value-type="string">
            <text:p>milliseconds</text:p>
          </table:table-cell>
          <table:table-cell office:value-type="float" office:value="2.65027">
            <text:p>2.65027</text:p>
          </table:table-cell>
          <table:table-cell office:value-type="string">
            <text:p>milliseconds</text:p>
          </table:table-cell>
          <table:table-cell office:value-type="float" office:value="54">
            <text:p>54</text:p>
          </table:table-cell>
          <table:table-cell office:value-type="float" office:value="29.703">
            <text:p>29.703</text:p>
          </table:table-cell>
          <table:table-cell office:value-type="string">
            <text:p>milliseconds</text:p>
          </table:table-cell>
          <table:table-cell office:value-type="float" office:value="2.70027">
            <text:p>2.70027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98">
            <text:p>98</text:p>
          </table:table-cell>
          <table:table-cell office:value-type="float" office:value="53.9054">
            <text:p>53.9054</text:p>
          </table:table-cell>
          <table:table-cell office:value-type="string">
            <text:p>milliseconds</text:p>
          </table:table-cell>
          <table:table-cell office:value-type="float" office:value="4.90049">
            <text:p>4.90049</text:p>
          </table:table-cell>
          <table:table-cell office:value-type="string">
            <text:p>milliseconds</text:p>
          </table:table-cell>
          <table:table-cell office:value-type="float" office:value="97">
            <text:p>97</text:p>
          </table:table-cell>
          <table:table-cell office:value-type="float" office:value="53.3553">
            <text:p>53.3553</text:p>
          </table:table-cell>
          <table:table-cell office:value-type="string">
            <text:p>milliseconds</text:p>
          </table:table-cell>
          <table:table-cell office:value-type="float" office:value="4.85049">
            <text:p>4.85049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51">
            <text:p>51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51">
            <text:p>51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2.55">
            <text:p>2.55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52">
            <text:p>52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41.6">
            <text:p>41.6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98">
            <text:p>98</text:p>
          </table:table-cell>
          <table:table-cell office:value-type="float" office:value="78.4">
            <text:p>78.4</text:p>
          </table:table-cell>
          <table:table-cell office:value-type="string">
            <text:p>milliseconds</text:p>
          </table:table-cell>
          <table:table-cell office:value-type="float" office:value="4.9">
            <text:p>4.9</text:p>
          </table:table-cell>
          <table:table-cell office:value-type="string">
            <text:p>milliseconds</text:p>
          </table:table-cell>
          <table:table-cell office:value-type="float" office:value="98">
            <text:p>98</text:p>
          </table:table-cell>
          <table:table-cell office:value-type="float" office:value="78.4">
            <text:p>78.4</text:p>
          </table:table-cell>
          <table:table-cell office:value-type="string">
            <text:p>milliseconds</text:p>
          </table:table-cell>
          <table:table-cell office:value-type="float" office:value="4.9">
            <text:p>4.9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52">
            <text:p>52</text:p>
          </table:table-cell>
          <table:table-cell office:value-type="float" office:value="44.2177">
            <text:p>44.2177</text:p>
          </table:table-cell>
          <table:table-cell office:value-type="string">
            <text:p>milliseconds</text:p>
          </table:table-cell>
          <table:table-cell office:value-type="float" office:value="2.60104">
            <text:p>2.60104</text:p>
          </table:table-cell>
          <table:table-cell office:value-type="string">
            <text:p>milliseconds</text:p>
          </table:table-cell>
          <table:table-cell office:value-type="float" office:value="51">
            <text:p>51</text:p>
          </table:table-cell>
          <table:table-cell office:value-type="float" office:value="43.3673">
            <text:p>43.3673</text:p>
          </table:table-cell>
          <table:table-cell office:value-type="string">
            <text:p>milliseconds</text:p>
          </table:table-cell>
          <table:table-cell office:value-type="float" office:value="2.55102">
            <text:p>2.55102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51">
            <text:p>51</text:p>
          </table:table-cell>
          <table:table-cell office:value-type="float" office:value="43.3673">
            <text:p>43.3673</text:p>
          </table:table-cell>
          <table:table-cell office:value-type="string">
            <text:p>milliseconds</text:p>
          </table:table-cell>
          <table:table-cell office:value-type="float" office:value="2.55102">
            <text:p>2.55102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44.2177">
            <text:p>44.2177</text:p>
          </table:table-cell>
          <table:table-cell office:value-type="string">
            <text:p>milliseconds</text:p>
          </table:table-cell>
          <table:table-cell office:value-type="float" office:value="2.60104">
            <text:p>2.60104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51">
            <text:p>51</text:p>
          </table:table-cell>
          <table:table-cell office:value-type="float" office:value="43.3673">
            <text:p>43.3673</text:p>
          </table:table-cell>
          <table:table-cell office:value-type="string">
            <text:p>milliseconds</text:p>
          </table:table-cell>
          <table:table-cell office:value-type="float" office:value="2.55102">
            <text:p>2.55102</text:p>
          </table:table-cell>
          <table:table-cell office:value-type="string">
            <text:p>milliseconds</text:p>
          </table:table-cell>
          <table:table-cell office:value-type="float" office:value="52">
            <text:p>52</text:p>
          </table:table-cell>
          <table:table-cell office:value-type="float" office:value="44.2177">
            <text:p>44.2177</text:p>
          </table:table-cell>
          <table:table-cell office:value-type="string">
            <text:p>milliseconds</text:p>
          </table:table-cell>
          <table:table-cell office:value-type="float" office:value="2.60104">
            <text:p>2.60104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122">
            <text:p>122</text:p>
          </table:table-cell>
          <table:table-cell office:value-type="float" office:value="103.741">
            <text:p>103.741</text:p>
          </table:table-cell>
          <table:table-cell office:value-type="string">
            <text:p>milliseconds</text:p>
          </table:table-cell>
          <table:table-cell office:value-type="float" office:value="6.10244">
            <text:p>6.10244</text:p>
          </table:table-cell>
          <table:table-cell office:value-type="string">
            <text:p>milliseconds</text:p>
          </table:table-cell>
          <table:table-cell office:value-type="float" office:value="123">
            <text:p>123</text:p>
          </table:table-cell>
          <table:table-cell office:value-type="float" office:value="104.592">
            <text:p>104.592</text:p>
          </table:table-cell>
          <table:table-cell office:value-type="string">
            <text:p>milliseconds</text:p>
          </table:table-cell>
          <table:table-cell office:value-type="float" office:value="6.15246">
            <text:p>6.15246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05">
            <text:p>105</text:p>
          </table:table-cell>
          <table:table-cell office:value-type="float" office:value="55.1471">
            <text:p>55.1471</text:p>
          </table:table-cell>
          <table:table-cell office:value-type="string">
            <text:p>milliseconds</text:p>
          </table:table-cell>
          <table:table-cell office:value-type="float" office:value="2.62605">
            <text:p>2.62605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54.0966">
            <text:p>54.0966</text:p>
          </table:table-cell>
          <table:table-cell office:value-type="string">
            <text:p>milliseconds</text:p>
          </table:table-cell>
          <table:table-cell office:value-type="float" office:value="2.57603">
            <text:p>2.57603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06">
            <text:p>106</text:p>
          </table:table-cell>
          <table:table-cell office:value-type="float" office:value="55.6723">
            <text:p>55.6723</text:p>
          </table:table-cell>
          <table:table-cell office:value-type="string">
            <text:p>milliseconds</text:p>
          </table:table-cell>
          <table:table-cell office:value-type="float" office:value="2.65106">
            <text:p>2.65106</text:p>
          </table:table-cell>
          <table:table-cell office:value-type="string">
            <text:p>milliseconds</text:p>
          </table:table-cell>
          <table:table-cell office:value-type="float" office:value="107">
            <text:p>107</text:p>
          </table:table-cell>
          <table:table-cell office:value-type="float" office:value="56.1975">
            <text:p>56.1975</text:p>
          </table:table-cell>
          <table:table-cell office:value-type="string">
            <text:p>milliseconds</text:p>
          </table:table-cell>
          <table:table-cell office:value-type="float" office:value="2.67607">
            <text:p>2.67607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07">
            <text:p>107</text:p>
          </table:table-cell>
          <table:table-cell office:value-type="float" office:value="56.1975">
            <text:p>56.1975</text:p>
          </table:table-cell>
          <table:table-cell office:value-type="string">
            <text:p>milliseconds</text:p>
          </table:table-cell>
          <table:table-cell office:value-type="float" office:value="2.67607">
            <text:p>2.67607</text:p>
          </table:table-cell>
          <table:table-cell office:value-type="string">
            <text:p>milliseconds</text:p>
          </table:table-cell>
          <table:table-cell office:value-type="float" office:value="107">
            <text:p>107</text:p>
          </table:table-cell>
          <table:table-cell office:value-type="float" office:value="56.1975">
            <text:p>56.1975</text:p>
          </table:table-cell>
          <table:table-cell office:value-type="string">
            <text:p>milliseconds</text:p>
          </table:table-cell>
          <table:table-cell office:value-type="float" office:value="2.67607">
            <text:p>2.67607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211">
            <text:p>211</text:p>
          </table:table-cell>
          <table:table-cell office:value-type="float" office:value="110.819">
            <text:p>110.819</text:p>
          </table:table-cell>
          <table:table-cell office:value-type="string">
            <text:p>milliseconds</text:p>
          </table:table-cell>
          <table:table-cell office:value-type="float" office:value="5.27711">
            <text:p>5.27711</text:p>
          </table:table-cell>
          <table:table-cell office:value-type="string">
            <text:p>milliseconds</text:p>
          </table:table-cell>
          <table:table-cell office:value-type="float" office:value="211">
            <text:p>211</text:p>
          </table:table-cell>
          <table:table-cell office:value-type="float" office:value="110.819">
            <text:p>110.819</text:p>
          </table:table-cell>
          <table:table-cell office:value-type="string">
            <text:p>milliseconds</text:p>
          </table:table-cell>
          <table:table-cell office:value-type="float" office:value="5.27711">
            <text:p>5.27711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103">
            <text:p>103</text:p>
          </table:table-cell>
          <table:table-cell office:value-type="float" office:value="79.845">
            <text:p>79.845</text:p>
          </table:table-cell>
          <table:table-cell office:value-type="string">
            <text:p>milliseconds</text:p>
          </table:table-cell>
          <table:table-cell office:value-type="float" office:value="2.57564">
            <text:p>2.57564</text:p>
          </table:table-cell>
          <table:table-cell office:value-type="string">
            <text:p>milliseconds</text:p>
          </table:table-cell>
          <table:table-cell office:value-type="float" office:value="103">
            <text:p>103</text:p>
          </table:table-cell>
          <table:table-cell office:value-type="float" office:value="79.845">
            <text:p>79.845</text:p>
          </table:table-cell>
          <table:table-cell office:value-type="string">
            <text:p>milliseconds</text:p>
          </table:table-cell>
          <table:table-cell office:value-type="float" office:value="2.57564">
            <text:p>2.57564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104">
            <text:p>104</text:p>
          </table:table-cell>
          <table:table-cell office:value-type="float" office:value="80.6202">
            <text:p>80.6202</text:p>
          </table:table-cell>
          <table:table-cell office:value-type="string">
            <text:p>milliseconds</text:p>
          </table:table-cell>
          <table:table-cell office:value-type="float" office:value="2.60065">
            <text:p>2.60065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80.6202">
            <text:p>80.6202</text:p>
          </table:table-cell>
          <table:table-cell office:value-type="string">
            <text:p>milliseconds</text:p>
          </table:table-cell>
          <table:table-cell office:value-type="float" office:value="2.60065">
            <text:p>2.60065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104">
            <text:p>104</text:p>
          </table:table-cell>
          <table:table-cell office:value-type="float" office:value="80.6202">
            <text:p>80.6202</text:p>
          </table:table-cell>
          <table:table-cell office:value-type="string">
            <text:p>milliseconds</text:p>
          </table:table-cell>
          <table:table-cell office:value-type="float" office:value="2.60065">
            <text:p>2.60065</text:p>
          </table:table-cell>
          <table:table-cell office:value-type="string">
            <text:p>milliseconds</text:p>
          </table:table-cell>
          <table:table-cell office:value-type="float" office:value="105">
            <text:p>105</text:p>
          </table:table-cell>
          <table:table-cell office:value-type="float" office:value="81.3953">
            <text:p>81.3953</text:p>
          </table:table-cell>
          <table:table-cell office:value-type="string">
            <text:p>milliseconds</text:p>
          </table:table-cell>
          <table:table-cell office:value-type="float" office:value="2.62566">
            <text:p>2.62566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223">
            <text:p>223</text:p>
          </table:table-cell>
          <table:table-cell office:value-type="float" office:value="172.868">
            <text:p>172.868</text:p>
          </table:table-cell>
          <table:table-cell office:value-type="string">
            <text:p>milliseconds</text:p>
          </table:table-cell>
          <table:table-cell office:value-type="float" office:value="5.57639">
            <text:p>5.57639</text:p>
          </table:table-cell>
          <table:table-cell office:value-type="string">
            <text:p>milliseconds</text:p>
          </table:table-cell>
          <table:table-cell office:value-type="float" office:value="224">
            <text:p>224</text:p>
          </table:table-cell>
          <table:table-cell office:value-type="float" office:value="173.643">
            <text:p>173.643</text:p>
          </table:table-cell>
          <table:table-cell office:value-type="string">
            <text:p>milliseconds</text:p>
          </table:table-cell>
          <table:table-cell office:value-type="float" office:value="5.6014">
            <text:p>5.6014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03">
            <text:p>103</text:p>
          </table:table-cell>
          <table:table-cell office:value-type="float" office:value="105.641">
            <text:p>105.641</text:p>
          </table:table-cell>
          <table:table-cell office:value-type="string">
            <text:p>milliseconds</text:p>
          </table:table-cell>
          <table:table-cell office:value-type="float" office:value="2.57661">
            <text:p>2.57661</text:p>
          </table:table-cell>
          <table:table-cell office:value-type="string">
            <text:p>milliseconds</text:p>
          </table:table-cell>
          <table:table-cell office:value-type="float" office:value="102">
            <text:p>102</text:p>
          </table:table-cell>
          <table:table-cell office:value-type="float" office:value="104.615">
            <text:p>104.615</text:p>
          </table:table-cell>
          <table:table-cell office:value-type="string">
            <text:p>milliseconds</text:p>
          </table:table-cell>
          <table:table-cell office:value-type="float" office:value="2.55159">
            <text:p>2.55159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04">
            <text:p>104</text:p>
          </table:table-cell>
          <table:table-cell office:value-type="float" office:value="106.667">
            <text:p>106.667</text:p>
          </table:table-cell>
          <table:table-cell office:value-type="string">
            <text:p>milliseconds</text:p>
          </table:table-cell>
          <table:table-cell office:value-type="float" office:value="2.60163">
            <text:p>2.60163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106.667">
            <text:p>106.667</text:p>
          </table:table-cell>
          <table:table-cell office:value-type="string">
            <text:p>milliseconds</text:p>
          </table:table-cell>
          <table:table-cell office:value-type="float" office:value="2.60163">
            <text:p>2.60163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04">
            <text:p>104</text:p>
          </table:table-cell>
          <table:table-cell office:value-type="float" office:value="106.667">
            <text:p>106.667</text:p>
          </table:table-cell>
          <table:table-cell office:value-type="string">
            <text:p>milliseconds</text:p>
          </table:table-cell>
          <table:table-cell office:value-type="float" office:value="2.60163">
            <text:p>2.60163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106.667">
            <text:p>106.667</text:p>
          </table:table-cell>
          <table:table-cell office:value-type="string">
            <text:p>milliseconds</text:p>
          </table:table-cell>
          <table:table-cell office:value-type="float" office:value="2.60163">
            <text:p>2.60163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222">
            <text:p>222</text:p>
          </table:table-cell>
          <table:table-cell office:value-type="float" office:value="227.692">
            <text:p>227.692</text:p>
          </table:table-cell>
          <table:table-cell office:value-type="string">
            <text:p>milliseconds</text:p>
          </table:table-cell>
          <table:table-cell office:value-type="float" office:value="5.55347">
            <text:p>5.55347</text:p>
          </table:table-cell>
          <table:table-cell office:value-type="string">
            <text:p>milliseconds</text:p>
          </table:table-cell>
          <table:table-cell office:value-type="float" office:value="223">
            <text:p>223</text:p>
          </table:table-cell>
          <table:table-cell office:value-type="float" office:value="228.718">
            <text:p>228.718</text:p>
          </table:table-cell>
          <table:table-cell office:value-type="string">
            <text:p>milliseconds</text:p>
          </table:table-cell>
          <table:table-cell office:value-type="float" office:value="5.57849">
            <text:p>5.57849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05">
            <text:p>105</text:p>
          </table:table-cell>
          <table:table-cell office:value-type="float" office:value="81.3953">
            <text:p>81.3953</text:p>
          </table:table-cell>
          <table:table-cell office:value-type="string">
            <text:p>milliseconds</text:p>
          </table:table-cell>
          <table:table-cell office:value-type="float" office:value="2.62566">
            <text:p>2.62566</text:p>
          </table:table-cell>
          <table:table-cell office:value-type="string">
            <text:p>milliseconds</text:p>
          </table:table-cell>
          <table:table-cell office:value-type="float" office:value="105">
            <text:p>105</text:p>
          </table:table-cell>
          <table:table-cell office:value-type="float" office:value="81.3953">
            <text:p>81.3953</text:p>
          </table:table-cell>
          <table:table-cell office:value-type="string">
            <text:p>milliseconds</text:p>
          </table:table-cell>
          <table:table-cell office:value-type="float" office:value="2.62566">
            <text:p>2.62566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09">
            <text:p>109</text:p>
          </table:table-cell>
          <table:table-cell office:value-type="float" office:value="84.4961">
            <text:p>84.4961</text:p>
          </table:table-cell>
          <table:table-cell office:value-type="string">
            <text:p>milliseconds</text:p>
          </table:table-cell>
          <table:table-cell office:value-type="float" office:value="2.72568">
            <text:p>2.72568</text:p>
          </table:table-cell>
          <table:table-cell office:value-type="string">
            <text:p>milliseconds</text:p>
          </table:table-cell>
          <table:table-cell office:value-type="float" office:value="110">
            <text:p>110</text:p>
          </table:table-cell>
          <table:table-cell office:value-type="float" office:value="85.2713">
            <text:p>85.2713</text:p>
          </table:table-cell>
          <table:table-cell office:value-type="string">
            <text:p>milliseconds</text:p>
          </table:table-cell>
          <table:table-cell office:value-type="float" office:value="2.75069">
            <text:p>2.75069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214">
            <text:p>214</text:p>
          </table:table-cell>
          <table:table-cell office:value-type="float" office:value="165.891">
            <text:p>165.891</text:p>
          </table:table-cell>
          <table:table-cell office:value-type="string">
            <text:p>milliseconds</text:p>
          </table:table-cell>
          <table:table-cell office:value-type="float" office:value="5.35134">
            <text:p>5.35134</text:p>
          </table:table-cell>
          <table:table-cell office:value-type="string">
            <text:p>milliseconds</text:p>
          </table:table-cell>
          <table:table-cell office:value-type="float" office:value="214">
            <text:p>214</text:p>
          </table:table-cell>
          <table:table-cell office:value-type="float" office:value="165.891">
            <text:p>165.891</text:p>
          </table:table-cell>
          <table:table-cell office:value-type="string">
            <text:p>milliseconds</text:p>
          </table:table-cell>
          <table:table-cell office:value-type="float" office:value="5.35134">
            <text:p>5.35134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214">
            <text:p>214</text:p>
          </table:table-cell>
          <table:table-cell office:value-type="float" office:value="165.891">
            <text:p>165.891</text:p>
          </table:table-cell>
          <table:table-cell office:value-type="string">
            <text:p>milliseconds</text:p>
          </table:table-cell>
          <table:table-cell office:value-type="float" office:value="5.35134">
            <text:p>5.35134</text:p>
          </table:table-cell>
          <table:table-cell office:value-type="string">
            <text:p>milliseconds</text:p>
          </table:table-cell>
          <table:table-cell office:value-type="float" office:value="215">
            <text:p>215</text:p>
          </table:table-cell>
          <table:table-cell office:value-type="float" office:value="166.667">
            <text:p>166.667</text:p>
          </table:table-cell>
          <table:table-cell office:value-type="string">
            <text:p>milliseconds</text:p>
          </table:table-cell>
          <table:table-cell office:value-type="float" office:value="5.37634">
            <text:p>5.37634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06">
            <text:p>106</text:p>
          </table:table-cell>
          <table:table-cell office:value-type="float" office:value="121.979">
            <text:p>121.979</text:p>
          </table:table-cell>
          <table:table-cell office:value-type="string">
            <text:p>milliseconds</text:p>
          </table:table-cell>
          <table:table-cell office:value-type="float" office:value="2.65172">
            <text:p>2.65172</text:p>
          </table:table-cell>
          <table:table-cell office:value-type="string">
            <text:p>milliseconds</text:p>
          </table:table-cell>
          <table:table-cell office:value-type="float" office:value="104">
            <text:p>104</text:p>
          </table:table-cell>
          <table:table-cell office:value-type="float" office:value="119.678">
            <text:p>119.678</text:p>
          </table:table-cell>
          <table:table-cell office:value-type="string">
            <text:p>milliseconds</text:p>
          </table:table-cell>
          <table:table-cell office:value-type="float" office:value="2.60169">
            <text:p>2.60169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08">
            <text:p>108</text:p>
          </table:table-cell>
          <table:table-cell office:value-type="float" office:value="124.281">
            <text:p>124.281</text:p>
          </table:table-cell>
          <table:table-cell office:value-type="string">
            <text:p>milliseconds</text:p>
          </table:table-cell>
          <table:table-cell office:value-type="float" office:value="2.70176">
            <text:p>2.70176</text:p>
          </table:table-cell>
          <table:table-cell office:value-type="string">
            <text:p>milliseconds</text:p>
          </table:table-cell>
          <table:table-cell office:value-type="float" office:value="107">
            <text:p>107</text:p>
          </table:table-cell>
          <table:table-cell office:value-type="float" office:value="123.13">
            <text:p>123.13</text:p>
          </table:table-cell>
          <table:table-cell office:value-type="string">
            <text:p>milliseconds</text:p>
          </table:table-cell>
          <table:table-cell office:value-type="float" office:value="2.67674">
            <text:p>2.67674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245">
            <text:p>245</text:p>
          </table:table-cell>
          <table:table-cell office:value-type="float" office:value="281.933">
            <text:p>281.933</text:p>
          </table:table-cell>
          <table:table-cell office:value-type="string">
            <text:p>milliseconds</text:p>
          </table:table-cell>
          <table:table-cell office:value-type="float" office:value="6.12898">
            <text:p>6.12898</text:p>
          </table:table-cell>
          <table:table-cell office:value-type="string">
            <text:p>milliseconds</text:p>
          </table:table-cell>
          <table:table-cell office:value-type="float" office:value="241">
            <text:p>241</text:p>
          </table:table-cell>
          <table:table-cell office:value-type="float" office:value="277.33">
            <text:p>277.33</text:p>
          </table:table-cell>
          <table:table-cell office:value-type="string">
            <text:p>milliseconds</text:p>
          </table:table-cell>
          <table:table-cell office:value-type="float" office:value="6.02892">
            <text:p>6.02892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241">
            <text:p>241</text:p>
          </table:table-cell>
          <table:table-cell office:value-type="float" office:value="277.33">
            <text:p>277.33</text:p>
          </table:table-cell>
          <table:table-cell office:value-type="string">
            <text:p>milliseconds</text:p>
          </table:table-cell>
          <table:table-cell office:value-type="float" office:value="6.02892">
            <text:p>6.02892</text:p>
          </table:table-cell>
          <table:table-cell office:value-type="string">
            <text:p>milliseconds</text:p>
          </table:table-cell>
          <table:table-cell office:value-type="float" office:value="242">
            <text:p>242</text:p>
          </table:table-cell>
          <table:table-cell office:value-type="float" office:value="278.481">
            <text:p>278.481</text:p>
          </table:table-cell>
          <table:table-cell office:value-type="string">
            <text:p>milliseconds</text:p>
          </table:table-cell>
          <table:table-cell office:value-type="float" office:value="6.05394">
            <text:p>6.05394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108">
            <text:p>108</text:p>
          </table:table-cell>
          <table:table-cell office:value-type="float" office:value="154.066">
            <text:p>154.066</text:p>
          </table:table-cell>
          <table:table-cell office:value-type="string">
            <text:p>milliseconds</text:p>
          </table:table-cell>
          <table:table-cell office:value-type="float" office:value="2.70291">
            <text:p>2.70291</text:p>
          </table:table-cell>
          <table:table-cell office:value-type="string">
            <text:p>milliseconds</text:p>
          </table:table-cell>
          <table:table-cell office:value-type="float" office:value="108">
            <text:p>108</text:p>
          </table:table-cell>
          <table:table-cell office:value-type="float" office:value="154.066">
            <text:p>154.066</text:p>
          </table:table-cell>
          <table:table-cell office:value-type="string">
            <text:p>milliseconds</text:p>
          </table:table-cell>
          <table:table-cell office:value-type="float" office:value="2.70291">
            <text:p>2.70291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254">
            <text:p>254</text:p>
          </table:table-cell>
          <table:table-cell office:value-type="float" office:value="362.34">
            <text:p>362.34</text:p>
          </table:table-cell>
          <table:table-cell office:value-type="string">
            <text:p>milliseconds</text:p>
          </table:table-cell>
          <table:table-cell office:value-type="float" office:value="6.35683">
            <text:p>6.35683</text:p>
          </table:table-cell>
          <table:table-cell office:value-type="string">
            <text:p>milliseconds</text:p>
          </table:table-cell>
          <table:table-cell office:value-type="float" office:value="255">
            <text:p>255</text:p>
          </table:table-cell>
          <table:table-cell office:value-type="float" office:value="363.766">
            <text:p>363.766</text:p>
          </table:table-cell>
          <table:table-cell office:value-type="string">
            <text:p>milliseconds</text:p>
          </table:table-cell>
          <table:table-cell office:value-type="float" office:value="6.38186">
            <text:p>6.38186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254">
            <text:p>254</text:p>
          </table:table-cell>
          <table:table-cell office:value-type="float" office:value="362.34">
            <text:p>362.34</text:p>
          </table:table-cell>
          <table:table-cell office:value-type="string">
            <text:p>milliseconds</text:p>
          </table:table-cell>
          <table:table-cell office:value-type="float" office:value="6.35683">
            <text:p>6.35683</text:p>
          </table:table-cell>
          <table:table-cell office:value-type="string">
            <text:p>milliseconds</text:p>
          </table:table-cell>
          <table:table-cell office:value-type="float" office:value="254">
            <text:p>254</text:p>
          </table:table-cell>
          <table:table-cell office:value-type="float" office:value="362.34">
            <text:p>362.34</text:p>
          </table:table-cell>
          <table:table-cell office:value-type="string">
            <text:p>milliseconds</text:p>
          </table:table-cell>
          <table:table-cell office:value-type="float" office:value="6.35683">
            <text:p>6.35683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SUM([.H311:.H393])" office:value-type="float" office:value="5897">
            <text:p>5897</text:p>
          </table:table-cell>
          <table:table-cell table:style-name="ce1" table:formula="of:=[.H394]/60" office:value-type="float" office:value="98.2833333333333">
            <text:p>98.2833333333</text:p>
          </table:table-cell>
          <table:table-cell table:number-columns-repeated="3"/>
          <table:table-cell table:style-name="ce1" table:formula="of:=SUM([.M311:.M393])" office:value-type="float" office:value="5910">
            <text:p>5910</text:p>
          </table:table-cell>
          <table:table-cell table:style-name="ce1" table:formula="of:=[.M394]/60" office:value-type="float" office:value="98.5">
            <text:p>98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hing left to do</text:p>
          </table:table-cell>
          <table:table-cell table:number-columns-repeated="1023"/>
        </table:table-row>
        <table:table-row table:style-name="ro1">
          <table:table-cell office:value-type="string">
            <text:p>Ending measurement at: Thu Sep 18 08:35:34 2014</text:p>
          </table:table-cell>
          <table:table-cell table:number-columns-repeated="1023"/>
        </table:table-row>
        <table:table-row table:style-name="ro1">
          <table:table-cell office:value-type="string">
            <text:p>Total time (seconds): 45000</text:p>
          </table:table-cell>
          <table:table-cell table:number-columns-repeated="1023"/>
        </table:table-row>
        <table:table-row table:style-name="ro1">
          <table:table-cell office:value-type="string">
            <text:p>Total time: 12h30m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Starting measurement at: Thu Sep 18 18:43:33 201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sk: #4 Decryption with Inverse Exponential policy: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  <table:table-cell table:style-name="ce1"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5">
            <text:p>35</text:p>
          </table:table-cell>
          <table:table-cell office:value-type="float" office:value="7.77778">
            <text:p>7.77778</text:p>
          </table:table-cell>
          <table:table-cell office:value-type="string">
            <text:p>milliseconds</text:p>
          </table:table-cell>
          <table:table-cell office:value-type="float" office:value="3.88889">
            <text:p>3.88889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5">
            <text:p>35</text:p>
          </table:table-cell>
          <table:table-cell office:value-type="float" office:value="7.77778">
            <text:p>7.77778</text:p>
          </table:table-cell>
          <table:table-cell office:value-type="string">
            <text:p>milliseconds</text:p>
          </table:table-cell>
          <table:table-cell office:value-type="float" office:value="3.88889">
            <text:p>3.88889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7.55556">
            <text:p>7.55556</text:p>
          </table:table-cell>
          <table:table-cell office:value-type="string">
            <text:p>milliseconds</text:p>
          </table:table-cell>
          <table:table-cell office:value-type="float" office:value="3.77778">
            <text:p>3.77778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5">
            <text:p>35</text:p>
          </table:table-cell>
          <table:table-cell office:value-type="float" office:value="7.77778">
            <text:p>7.77778</text:p>
          </table:table-cell>
          <table:table-cell office:value-type="string">
            <text:p>milliseconds</text:p>
          </table:table-cell>
          <table:table-cell office:value-type="float" office:value="3.88889">
            <text:p>3.88889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7.77778">
            <text:p>7.77778</text:p>
          </table:table-cell>
          <table:table-cell office:value-type="string">
            <text:p>milliseconds</text:p>
          </table:table-cell>
          <table:table-cell office:value-type="float" office:value="3.88889">
            <text:p>3.88889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56">
            <text:p>56</text:p>
          </table:table-cell>
          <table:table-cell office:value-type="float" office:value="12.4444">
            <text:p>12.4444</text:p>
          </table:table-cell>
          <table:table-cell office:value-type="string">
            <text:p>milliseconds</text:p>
          </table:table-cell>
          <table:table-cell office:value-type="float" office:value="6.22222">
            <text:p>6.22222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12.2222">
            <text:p>12.2222</text:p>
          </table:table-cell>
          <table:table-cell office:value-type="string">
            <text:p>milliseconds</text:p>
          </table:table-cell>
          <table:table-cell office:value-type="float" office:value="6.11111">
            <text:p>6.11111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2.2667">
            <text:p>12.2667</text:p>
          </table:table-cell>
          <table:table-cell office:value-type="string">
            <text:p>milliseconds</text:p>
          </table:table-cell>
          <table:table-cell office:value-type="float" office:value="3.06667">
            <text:p>3.06667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154">
            <text:p>154</text:p>
          </table:table-cell>
          <table:table-cell office:value-type="float" office:value="41.0667">
            <text:p>41.0667</text:p>
          </table:table-cell>
          <table:table-cell office:value-type="string">
            <text:p>milliseconds</text:p>
          </table:table-cell>
          <table:table-cell office:value-type="float" office:value="10.2667">
            <text:p>10.2667</text:p>
          </table:table-cell>
          <table:table-cell office:value-type="string">
            <text:p>milliseconds</text:p>
          </table:table-cell>
          <table:table-cell office:value-type="float" office:value="153">
            <text:p>153</text:p>
          </table:table-cell>
          <table:table-cell office:value-type="float" office:value="40.8">
            <text:p>40.8</text:p>
          </table:table-cell>
          <table:table-cell office:value-type="string">
            <text:p>milliseconds</text:p>
          </table:table-cell>
          <table:table-cell office:value-type="float" office:value="10.2">
            <text:p>10.2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4">
            <text:p>54</text:p>
          </table:table-cell>
          <table:table-cell office:value-type="float" office:value="21.6">
            <text:p>21.6</text:p>
          </table:table-cell>
          <table:table-cell office:value-type="string">
            <text:p>milliseconds</text:p>
          </table:table-cell>
          <table:table-cell office:value-type="float" office:value="2.7">
            <text:p>2.7</text:p>
          </table:table-cell>
          <table:table-cell office:value-type="string">
            <text:p>milliseconds</text:p>
          </table:table-cell>
          <table:table-cell office:value-type="float" office:value="56">
            <text:p>56</text:p>
          </table:table-cell>
          <table:table-cell office:value-type="float" office:value="22.4">
            <text:p>22.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float" office:value="56">
            <text:p>56</text:p>
          </table:table-cell>
          <table:table-cell office:value-type="float" office:value="22.4">
            <text:p>22.4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16">
            <text:p>416</text:p>
          </table:table-cell>
          <table:table-cell office:value-type="float" office:value="166.4">
            <text:p>166.4</text:p>
          </table:table-cell>
          <table:table-cell office:value-type="string">
            <text:p>milliseconds</text:p>
          </table:table-cell>
          <table:table-cell office:value-type="float" office:value="20.8">
            <text:p>20.8</text:p>
          </table:table-cell>
          <table:table-cell office:value-type="string">
            <text:p>milliseconds</text:p>
          </table:table-cell>
          <table:table-cell office:value-type="float" office:value="416">
            <text:p>416</text:p>
          </table:table-cell>
          <table:table-cell office:value-type="float" office:value="166.4">
            <text:p>166.4</text:p>
          </table:table-cell>
          <table:table-cell office:value-type="string">
            <text:p>milliseconds</text:p>
          </table:table-cell>
          <table:table-cell office:value-type="float" office:value="20.8">
            <text:p>20.8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6">
            <text:p>106</text:p>
          </table:table-cell>
          <table:table-cell office:value-type="float" office:value="42.4">
            <text:p>42.4</text:p>
          </table:table-cell>
          <table:table-cell office:value-type="string">
            <text:p>milliseconds</text:p>
          </table:table-cell>
          <table:table-cell office:value-type="float" office:value="2.65">
            <text:p>2.65</text:p>
          </table:table-cell>
          <table:table-cell office:value-type="string">
            <text:p>milliseconds</text:p>
          </table:table-cell>
          <table:table-cell office:value-type="float" office:value="107">
            <text:p>107</text:p>
          </table:table-cell>
          <table:table-cell office:value-type="float" office:value="42.8">
            <text:p>42.8</text:p>
          </table:table-cell>
          <table:table-cell office:value-type="string">
            <text:p>milliseconds</text:p>
          </table:table-cell>
          <table:table-cell office:value-type="float" office:value="2.675">
            <text:p>2.67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7">
            <text:p>107</text:p>
          </table:table-cell>
          <table:table-cell office:value-type="float" office:value="42.8">
            <text:p>42.8</text:p>
          </table:table-cell>
          <table:table-cell office:value-type="string">
            <text:p>milliseconds</text:p>
          </table:table-cell>
          <table:table-cell office:value-type="float" office:value="2.675">
            <text:p>2.675</text:p>
          </table:table-cell>
          <table:table-cell office:value-type="string">
            <text:p>milliseconds</text:p>
          </table:table-cell>
          <table:table-cell office:value-type="float" office:value="106">
            <text:p>106</text:p>
          </table:table-cell>
          <table:table-cell office:value-type="float" office:value="42.4">
            <text:p>42.4</text:p>
          </table:table-cell>
          <table:table-cell office:value-type="string">
            <text:p>milliseconds</text:p>
          </table:table-cell>
          <table:table-cell office:value-type="float" office:value="2.65">
            <text:p>2.6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09">
            <text:p>109</text:p>
          </table:table-cell>
          <table:table-cell office:value-type="float" office:value="43.6">
            <text:p>43.6</text:p>
          </table:table-cell>
          <table:table-cell office:value-type="string">
            <text:p>milliseconds</text:p>
          </table:table-cell>
          <table:table-cell office:value-type="float" office:value="2.725">
            <text:p>2.725</text:p>
          </table:table-cell>
          <table:table-cell office:value-type="string">
            <text:p>milliseconds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string">
            <text:p>milliseconds</text:p>
          </table:table-cell>
          <table:table-cell office:value-type="float" office:value="2.75">
            <text:p>2.75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190">
            <text:p>2190</text:p>
          </table:table-cell>
          <table:table-cell office:value-type="float" office:value="876">
            <text:p>876</text:p>
          </table:table-cell>
          <table:table-cell office:value-type="string">
            <text:p>milliseconds</text:p>
          </table:table-cell>
          <table:table-cell office:value-type="float" office:value="54.75">
            <text:p>54.75</text:p>
          </table:table-cell>
          <table:table-cell office:value-type="string">
            <text:p>milliseconds</text:p>
          </table:table-cell>
          <table:table-cell office:value-type="float" office:value="2184">
            <text:p>2184</text:p>
          </table:table-cell>
          <table:table-cell office:value-type="float" office:value="873.6">
            <text:p>873.6</text:p>
          </table:table-cell>
          <table:table-cell office:value-type="string">
            <text:p>milliseconds</text:p>
          </table:table-cell>
          <table:table-cell office:value-type="float" office:value="54.6">
            <text:p>54.6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12">
            <text:p>112</text:p>
          </table:table-cell>
          <table:table-cell office:value-type="float" office:value="44.8">
            <text:p>44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112">
            <text:p>112</text:p>
          </table:table-cell>
          <table:table-cell office:value-type="float" office:value="44.8">
            <text:p>44.8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22">
            <text:p>122</text:p>
          </table:table-cell>
          <table:table-cell office:value-type="float" office:value="48.8">
            <text:p>48.8</text:p>
          </table:table-cell>
          <table:table-cell office:value-type="string">
            <text:p>milliseconds</text:p>
          </table:table-cell>
          <table:table-cell office:value-type="float" office:value="3.05">
            <text:p>3.05</text:p>
          </table:table-cell>
          <table:table-cell office:value-type="string">
            <text:p>milliseconds</text:p>
          </table:table-cell>
          <table:table-cell office:value-type="float" office:value="121">
            <text:p>121</text:p>
          </table:table-cell>
          <table:table-cell office:value-type="float" office:value="48.4">
            <text:p>48.4</text:p>
          </table:table-cell>
          <table:table-cell office:value-type="string">
            <text:p>milliseconds</text:p>
          </table:table-cell>
          <table:table-cell office:value-type="float" office:value="3.025">
            <text:p>3.02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424">
            <text:p>5424</text:p>
          </table:table-cell>
          <table:table-cell office:value-type="float" office:value="2.1696">
            <text:p>2.1696</text:p>
          </table:table-cell>
          <table:table-cell office:value-type="string">
            <text:p>seconds</text:p>
          </table:table-cell>
          <table:table-cell office:value-type="float" office:value="135.6">
            <text:p>135.6</text:p>
          </table:table-cell>
          <table:table-cell office:value-type="string">
            <text:p>milliseconds</text:p>
          </table:table-cell>
          <table:table-cell office:value-type="float" office:value="5309">
            <text:p>5309</text:p>
          </table:table-cell>
          <table:table-cell office:value-type="float" office:value="2.1236">
            <text:p>2.1236</text:p>
          </table:table-cell>
          <table:table-cell office:value-type="string">
            <text:p>seconds</text:p>
          </table:table-cell>
          <table:table-cell office:value-type="float" office:value="132.725">
            <text:p>132.72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5435">
            <text:p>5435</text:p>
          </table:table-cell>
          <table:table-cell office:value-type="float" office:value="2.174">
            <text:p>2.174</text:p>
          </table:table-cell>
          <table:table-cell office:value-type="string">
            <text:p>seconds</text:p>
          </table:table-cell>
          <table:table-cell office:value-type="float" office:value="135.875">
            <text:p>135.875</text:p>
          </table:table-cell>
          <table:table-cell office:value-type="string">
            <text:p>milliseconds</text:p>
          </table:table-cell>
          <table:table-cell office:value-type="float" office:value="5323">
            <text:p>5323</text:p>
          </table:table-cell>
          <table:table-cell office:value-type="float" office:value="2.1292">
            <text:p>2.1292</text:p>
          </table:table-cell>
          <table:table-cell office:value-type="string">
            <text:p>seconds</text:p>
          </table:table-cell>
          <table:table-cell office:value-type="float" office:value="133.075">
            <text:p>133.07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SUM([.H404:.H434])" office:value-type="float" office:value="14773">
            <text:p>14773</text:p>
          </table:table-cell>
          <table:table-cell table:style-name="ce1" table:formula="of:=[.H435]/60" office:value-type="float" office:value="246.216666666667">
            <text:p>246.2166666667</text:p>
          </table:table-cell>
          <table:table-cell table:number-columns-repeated="3"/>
          <table:table-cell table:style-name="ce1" table:formula="of:=SUM([.M404:.M434])" office:value-type="float" office:value="14539">
            <text:p>14539</text:p>
          </table:table-cell>
          <table:table-cell table:style-name="ce1" table:formula="of:=[.M435]/60" office:value-type="float" office:value="242.316666666667">
            <text:p>242.316666666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hing left to do</text:p>
          </table:table-cell>
          <table:table-cell table:number-columns-repeated="1023"/>
        </table:table-row>
        <table:table-row table:style-name="ro1">
          <table:table-cell office:value-type="string">
            <text:p>Ending measurement at: Fri Sep 19 02:53:28 2014</text:p>
          </table:table-cell>
          <table:table-cell table:number-columns-repeated="1023"/>
        </table:table-row>
        <table:table-row table:style-name="ro1">
          <table:table-cell office:value-type="string">
            <text:p>Total time (seconds): 29395</text:p>
          </table:table-cell>
          <table:table-cell table:number-columns-repeated="1023"/>
        </table:table-row>
        <table:table-row table:style-name="ro1">
          <table:table-cell office:value-type="string">
            <text:p>Total time: 8h9m5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19T12:22:39</dc:date>
    <meta:editing-duration>PT11M19S</meta:editing-duration>
    <meta:editing-cycles>5</meta:editing-cycles>
    <meta:document-statistic meta:table-count="1" meta:cell-count="5098" meta:object-count="0"/>
  </office:meta>
</office:document-meta>
</file>